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177in" svg:height="6.3252in" svg:x="1.2291in" svg:y="3.7331in">
            <draw:object draw:notify-on-update-of-ranges="Sheet1.J12:Sheet1.J35 Sheet1.K11:Sheet1.K11 Sheet1.K12:Sheet1.K35 Sheet1.J12:Sheet1.J35 Sheet1.L11:Sheet1.L11 Sheet1.L12:Sheet1.L35 Sheet1.J12:Sheet1.J35 Sheet1.M11:Sheet1.M11 Sheet1.M12:Sheet1.M35 Sheet1.J12:Sheet1.J35 Sheet1.N11:Sheet1.N11 Sheet1.N12:Sheet1.N35 Sheet1.J12:Sheet1.J35 Sheet1.O11:Sheet1.O11 Sheet1.O12:Sheet1.O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 text:c="2"/>const double squ = x / (0.5 * FWHM)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4"/>const double u = squ * squ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4"/>const double lu = u + 1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4"/>const double a = (1.0 - kurtosis) <text:s/>/ lu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4"/>const double b = kurtosis * (1.0 + 0.5 * u) <text:s/>/ ( lu + u * u);</text:p>
          </table:table-cell>
          <table:table-cell table:number-columns-repeated="15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return (a + b) * (1 / (3.141592653589793 * 0.5 * FWHM));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urtosi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whm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q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 = 0.75</text:p>
          </table:table-cell>
          <table:table-cell office:value-type="string" calcext:value-type="string">
            <text:p>K = 0 (pure Lorentzian)</text:p>
          </table:table-cell>
          <table:table-cell office:value-type="string" calcext:value-type="string">
            <text:p>True Gaussian</text:p>
          </table:table-cell>
          <table:table-cell office:value-type="string" calcext:value-type="string">
            <text:p>K = -0.5</text:p>
          </table:table-cell>
          <table:table-cell office:value-type="string" calcext:value-type="string">
            <text:p>K = 1.5</text:p>
          </table:table-cell>
          <table:table-cell/>
          <table:table-cell office:value-type="string" calcext:value-type="string">
            <text:p>from main.c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2]/(0.5*[.C$10])" office:value-type="float" office:value="0" calcext:value-type="float">
            <text:p>0</text:p>
          </table:table-cell>
          <table:table-cell table:formula="of:=[.C12]*[.C12]" office:value-type="float" office:value="0" calcext:value-type="float">
            <text:p>0</text:p>
          </table:table-cell>
          <table:table-cell table:formula="of:=1+[.D12]" office:value-type="float" office:value="1" calcext:value-type="float">
            <text:p>1</text:p>
          </table:table-cell>
          <table:table-cell table:formula="of:=(1-[.C$9])/[.E12]" office:value-type="float" office:value="0" calcext:value-type="float">
            <text:p>0</text:p>
          </table:table-cell>
          <table:table-cell table:formula="of:=[.C$9]*(1+0.5*[.D12])/([.E12]+[.D12]*[.D12])" office:value-type="float" office:value="1" calcext:value-type="float">
            <text:p>1</text:p>
          </table:table-cell>
          <table:table-cell table:formula="of:=([.G12]+[.F12])*(1/(PI()*0.5*[.C$10]))" office:value-type="float" office:value="0.636619772367581" calcext:value-type="float">
            <text:p>0.636619772367581</text:p>
          </table:table-cell>
          <table:table-cell/>
          <table:table-cell table:formula="of:=[.B12]+0" office:value-type="float" office:value="0" calcext:value-type="float">
            <text:p>0</text:p>
          </table:table-cell>
          <table:table-cell table:formula="of:=[.H12]+0" office:value-type="float" office:value="0.636619772367581" calcext:value-type="float">
            <text:p>0.636619772367581</text:p>
          </table:table-cell>
          <table:table-cell table:formula="of:=(1/(PI()*0.5*[.C$10]))/[.E12]" office:value-type="float" office:value="0.636619772367581" calcext:value-type="float">
            <text:p>0.636619772367581</text:p>
          </table:table-cell>
          <table:table-cell table:formula="of:=(1/(PI()*0.5*[.C$10]))*EXP(-[.D12]*LN(2))" office:value-type="float" office:value="0.636619772367581" calcext:value-type="float">
            <text:p>0.636619772367581</text:p>
          </table:table-cell>
          <table:table-cell table:formula="of:==([.N$9]*(1+0.5*[.$D12])/([.$E12]+[.$D12]*[.$D12])+(1-[.N$9])/[.$E12])*(1/(PI()*0.5*[.C$10]))" office:value-type="float" office:value="0.636619772367581" calcext:value-type="float">
            <text:p>0.636619772367581</text:p>
          </table:table-cell>
          <table:table-cell table:formula="of:==([.O$9]*(1+0.5*[.$D12])/([.$E12]+[.$D12]*[.$D12])+(1-[.O$9])/[.$E12])*(1/(PI()*0.5*[.C$10]))" office:value-type="float" office:value="0.636619772367581" calcext:value-type="float">
            <text:p>0.636619772367581</text:p>
          </table:table-cell>
          <table:table-cell/>
          <table:table-cell table:formula="of:=0.636619772367581 / ([.C$10] * (([.B12]/([.C$10]/2)) * ([.B12]/([.C$10]/2)) + 1))" office:value-type="float" office:value="0.636619772367581" calcext:value-type="float">
            <text:p>0.636619772367581</text:p>
          </table:table-cell>
          <table:table-cell table:formula="of:=[.Q12]-[.L12]" office:value-type="float" office:value="0" calcext:value-type="float">
            <text:p>0</text:p>
          </table:table-cell>
          <table:table-cell table:formula="of:=(0.636619772367581 / [.C$10]) * EXP(-[.B12] * [.B12] / (0.360673760222241 * [.C$10] * [.C$10]))" office:value-type="float" office:value="0.636619772367581" calcext:value-type="float">
            <text:p>0.636619772367581</text:p>
          </table:table-cell>
          <table:table-cell table:formula="of:=[.S12]-[.M12]" office:value-type="float" office:value="0" calcext:value-type="float">
            <text:p>0</text:p>
          </table:table-cell>
          <table:table-cell table:formula="of:=(0.636619772367581 / [.C$10]) * ((1 - [.C$9]) / ([.B12]/( [.C$10]/2) * [.B12]/( [.C$10]/2) + 1)  +  [.C$9] * (1 + 0.5 * [.B12]/( [.C$10]/2) * [.B12]/( [.C$10]/2)) / ( ([.B12]/( [.C$10]/2) * [.B12]/( [.C$10]/2) + 1) + [.B12]/( [.C$10]/2) * [.B12]/( [.C$10]/2) * [.B12]/( [.C$10]/2) * [.B12]/([.C$10] /2)))" office:value-type="float" office:value="0.636619772367581" calcext:value-type="float">
            <text:p>0.636619772367581</text:p>
          </table:table-cell>
          <table:table-cell table:formula="of:=[.U12]-[.K1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]+0.05" office:value-type="float" office:value="0.05" calcext:value-type="float">
            <text:p>0.05</text:p>
          </table:table-cell>
          <table:table-cell table:formula="of:=[.B13]/(0.5*[.C$10])" office:value-type="float" office:value="0.1" calcext:value-type="float">
            <text:p>0.1</text:p>
          </table:table-cell>
          <table:table-cell table:formula="of:=[.C13]*[.C13]" office:value-type="float" office:value="0.01" calcext:value-type="float">
            <text:p>0.01</text:p>
          </table:table-cell>
          <table:table-cell table:formula="of:=1+[.D13]" office:value-type="float" office:value="1.01" calcext:value-type="float">
            <text:p>1.01</text:p>
          </table:table-cell>
          <table:table-cell table:formula="of:=(1-[.C$9])/[.E13]" office:value-type="float" office:value="0" calcext:value-type="float">
            <text:p>0</text:p>
          </table:table-cell>
          <table:table-cell table:formula="of:=[.C$9]*(1+0.5*[.D13])/([.E13]+[.D13]*[.D13])" office:value-type="float" office:value="0.994950994950995" calcext:value-type="float">
            <text:p>0.994950994950995</text:p>
          </table:table-cell>
          <table:table-cell table:formula="of:=([.G13]+[.F13])*(1/(PI()*0.5*[.C$10]))" office:value-type="float" office:value="0.633405475922601" calcext:value-type="float">
            <text:p>0.633405475922601</text:p>
          </table:table-cell>
          <table:table-cell/>
          <table:table-cell table:formula="of:=[.B13]+0" office:value-type="float" office:value="0.05" calcext:value-type="float">
            <text:p>0.05</text:p>
          </table:table-cell>
          <table:table-cell table:formula="of:=[.H13]+0" office:value-type="float" office:value="0.633405475922601" calcext:value-type="float">
            <text:p>0.633405475922601</text:p>
          </table:table-cell>
          <table:table-cell table:formula="of:=(1/(PI()*0.5*[.C$10]))/[.E13]" office:value-type="float" office:value="0.630316606304536" calcext:value-type="float">
            <text:p>0.630316606304536</text:p>
          </table:table-cell>
          <table:table-cell table:formula="of:=(1/(PI()*0.5*[.C$10]))*EXP(-[.D13]*LN(2))" office:value-type="float" office:value="0.632222318385079" calcext:value-type="float">
            <text:p>0.632222318385079</text:p>
          </table:table-cell>
          <table:table-cell table:formula="of:==([.N$9]*(1+0.5*[.$D13])/([.$E13]+[.$D13]*[.$D13])+(1-[.N$9])/[.$E13])*(1/(PI()*0.5*[.C$10]))" office:value-type="float" office:value="0.628772171495504" calcext:value-type="float">
            <text:p>0.628772171495504</text:p>
          </table:table-cell>
          <table:table-cell table:formula="of:==([.O$9]*(1+0.5*[.$D13])/([.$E13]+[.$D13]*[.$D13])+(1-[.O$9])/[.$E13])*(1/(PI()*0.5*[.C$10]))" office:value-type="float" office:value="0.634949910731633" calcext:value-type="float">
            <text:p>0.634949910731633</text:p>
          </table:table-cell>
          <table:table-cell/>
          <table:table-cell table:formula="of:=0.636619772367581 / ([.C$10] * (([.B13]/([.C$10]/2)) * ([.B13]/([.C$10]/2)) + 1))" office:value-type="float" office:value="0.630316606304536" calcext:value-type="float">
            <text:p>0.630316606304536</text:p>
          </table:table-cell>
          <table:table-cell table:formula="of:=[.Q13]-[.L13]" office:value-type="float" office:value="0" calcext:value-type="float">
            <text:p>0</text:p>
          </table:table-cell>
          <table:table-cell table:formula="of:=(0.636619772367581 / [.C$10]) * EXP(-[.B13] * [.B13] / (0.360673760222241 * [.C$10] * [.C$10]))" office:value-type="float" office:value="0.632222318385079" calcext:value-type="float">
            <text:p>0.632222318385079</text:p>
          </table:table-cell>
          <table:table-cell table:formula="of:=[.S13]-[.M13]" office:value-type="float" office:value="0" calcext:value-type="float">
            <text:p>0</text:p>
          </table:table-cell>
          <table:table-cell table:formula="of:=(0.636619772367581 / [.C$10]) * ((1 - [.C$9]) / ([.B13]/( [.C$10]/2) * [.B13]/( [.C$10]/2) + 1)  +  [.C$9] * (1 + 0.5 * [.B13]/( [.C$10]/2) * [.B13]/( [.C$10]/2)) / ( ([.B13]/( [.C$10]/2) * [.B13]/( [.C$10]/2) + 1) + [.B13]/( [.C$10]/2) * [.B13]/( [.C$10]/2) * [.B13]/( [.C$10]/2) * [.B13]/([.C$10] /2)))" office:value-type="float" office:value="0.633405475922601" calcext:value-type="float">
            <text:p>0.633405475922601</text:p>
          </table:table-cell>
          <table:table-cell table:formula="of:=[.U13]-[.K1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3]+0.05" office:value-type="float" office:value="0.1" calcext:value-type="float">
            <text:p>0.1</text:p>
          </table:table-cell>
          <table:table-cell table:formula="of:=[.B14]/(0.5*[.C$10])" office:value-type="float" office:value="0.2" calcext:value-type="float">
            <text:p>0.2</text:p>
          </table:table-cell>
          <table:table-cell table:formula="of:=[.C14]*[.C14]" office:value-type="float" office:value="0.04" calcext:value-type="float">
            <text:p>0.04</text:p>
          </table:table-cell>
          <table:table-cell table:formula="of:=1+[.D14]" office:value-type="float" office:value="1.04" calcext:value-type="float">
            <text:p>1.04</text:p>
          </table:table-cell>
          <table:table-cell table:formula="of:=(1-[.C$9])/[.E14]" office:value-type="float" office:value="0" calcext:value-type="float">
            <text:p>0</text:p>
          </table:table-cell>
          <table:table-cell table:formula="of:=[.C$9]*(1+0.5*[.D14])/([.E14]+[.D14]*[.D14])" office:value-type="float" office:value="0.97926267281106" calcext:value-type="float">
            <text:p>0.97926267281106</text:p>
          </table:table-cell>
          <table:table-cell table:formula="of:=([.G14]+[.F14])*(1/(PI()*0.5*[.C$10]))" office:value-type="float" office:value="0.623417979853046" calcext:value-type="float">
            <text:p>0.623417979853046</text:p>
          </table:table-cell>
          <table:table-cell/>
          <table:table-cell table:formula="of:=[.B14]+0" office:value-type="float" office:value="0.1" calcext:value-type="float">
            <text:p>0.1</text:p>
          </table:table-cell>
          <table:table-cell table:formula="of:=[.H14]+0" office:value-type="float" office:value="0.623417979853046" calcext:value-type="float">
            <text:p>0.623417979853046</text:p>
          </table:table-cell>
          <table:table-cell table:formula="of:=(1/(PI()*0.5*[.C$10]))/[.E14]" office:value-type="float" office:value="0.61213439650729" calcext:value-type="float">
            <text:p>0.61213439650729</text:p>
          </table:table-cell>
          <table:table-cell table:formula="of:=(1/(PI()*0.5*[.C$10]))*EXP(-[.D14]*LN(2))" office:value-type="float" office:value="0.619211371213811" calcext:value-type="float">
            <text:p>0.619211371213811</text:p>
          </table:table-cell>
          <table:table-cell table:formula="of:==([.N$9]*(1+0.5*[.$D14])/([.$E14]+[.$D14]*[.$D14])+(1-[.N$9])/[.$E14])*(1/(PI()*0.5*[.C$10]))" office:value-type="float" office:value="0.606492604834412" calcext:value-type="float">
            <text:p>0.606492604834412</text:p>
          </table:table-cell>
          <table:table-cell table:formula="of:==([.O$9]*(1+0.5*[.$D14])/([.$E14]+[.$D14]*[.$D14])+(1-[.O$9])/[.$E14])*(1/(PI()*0.5*[.C$10]))" office:value-type="float" office:value="0.629059771525925" calcext:value-type="float">
            <text:p>0.629059771525925</text:p>
          </table:table-cell>
          <table:table-cell/>
          <table:table-cell table:formula="of:=0.636619772367581 / ([.C$10] * (([.B14]/([.C$10]/2)) * ([.B14]/([.C$10]/2)) + 1))" office:value-type="float" office:value="0.612134396507289" calcext:value-type="float">
            <text:p>0.612134396507289</text:p>
          </table:table-cell>
          <table:table-cell table:formula="of:=[.Q14]-[.L14]" office:value-type="float" office:value="0" calcext:value-type="float">
            <text:p>0</text:p>
          </table:table-cell>
          <table:table-cell table:formula="of:=(0.636619772367581 / [.C$10]) * EXP(-[.B14] * [.B14] / (0.360673760222241 * [.C$10] * [.C$10]))" office:value-type="float" office:value="0.619211371213811" calcext:value-type="float">
            <text:p>0.619211371213811</text:p>
          </table:table-cell>
          <table:table-cell table:formula="of:=[.S14]-[.M14]" office:value-type="float" office:value="0" calcext:value-type="float">
            <text:p>0</text:p>
          </table:table-cell>
          <table:table-cell table:formula="of:=(0.636619772367581 / [.C$10]) * ((1 - [.C$9]) / ([.B14]/( [.C$10]/2) * [.B14]/( [.C$10]/2) + 1)  +  [.C$9] * (1 + 0.5 * [.B14]/( [.C$10]/2) * [.B14]/( [.C$10]/2)) / ( ([.B14]/( [.C$10]/2) * [.B14]/( [.C$10]/2) + 1) + [.B14]/( [.C$10]/2) * [.B14]/( [.C$10]/2) * [.B14]/( [.C$10]/2) * [.B14]/([.C$10] /2)))" office:value-type="float" office:value="0.623417979853046" calcext:value-type="float">
            <text:p>0.623417979853046</text:p>
          </table:table-cell>
          <table:table-cell table:formula="of:=[.U14]-[.K1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0.05" office:value-type="float" office:value="0.15" calcext:value-type="float">
            <text:p>0.15</text:p>
          </table:table-cell>
          <table:table-cell table:formula="of:=[.B15]/(0.5*[.C$10])" office:value-type="float" office:value="0.3" calcext:value-type="float">
            <text:p>0.3</text:p>
          </table:table-cell>
          <table:table-cell table:formula="of:=[.C15]*[.C15]" office:value-type="float" office:value="0.09" calcext:value-type="float">
            <text:p>0.09</text:p>
          </table:table-cell>
          <table:table-cell table:formula="of:=1+[.D15]" office:value-type="float" office:value="1.09" calcext:value-type="float">
            <text:p>1.09</text:p>
          </table:table-cell>
          <table:table-cell table:formula="of:=(1-[.C$9])/[.E15]" office:value-type="float" office:value="0" calcext:value-type="float">
            <text:p>0</text:p>
          </table:table-cell>
          <table:table-cell table:formula="of:=[.C$9]*(1+0.5*[.D15])/([.E15]+[.D15]*[.D15])" office:value-type="float" office:value="0.951643748292505" calcext:value-type="float">
            <text:p>0.951643748292505</text:p>
          </table:table-cell>
          <table:table-cell table:formula="of:=([.G15]+[.F15])*(1/(PI()*0.5*[.C$10]))" office:value-type="float" office:value="0.605835226413007" calcext:value-type="float">
            <text:p>0.605835226413007</text:p>
          </table:table-cell>
          <table:table-cell/>
          <table:table-cell table:formula="of:=[.B15]+0" office:value-type="float" office:value="0.15" calcext:value-type="float">
            <text:p>0.15</text:p>
          </table:table-cell>
          <table:table-cell table:formula="of:=[.H15]+0" office:value-type="float" office:value="0.605835226413007" calcext:value-type="float">
            <text:p>0.605835226413007</text:p>
          </table:table-cell>
          <table:table-cell table:formula="of:=(1/(PI()*0.5*[.C$10]))/[.E15]" office:value-type="float" office:value="0.584054837034478" calcext:value-type="float">
            <text:p>0.584054837034478</text:p>
          </table:table-cell>
          <table:table-cell table:formula="of:=(1/(PI()*0.5*[.C$10]))*EXP(-[.D15]*LN(2))" office:value-type="float" office:value="0.598118758738788" calcext:value-type="float">
            <text:p>0.598118758738788</text:p>
          </table:table-cell>
          <table:table-cell table:formula="of:==([.N$9]*(1+0.5*[.$D15])/([.$E15]+[.$D15]*[.$D15])+(1-[.N$9])/[.$E15])*(1/(PI()*0.5*[.C$10]))" office:value-type="float" office:value="0.573164642345214" calcext:value-type="float">
            <text:p>0.573164642345214</text:p>
          </table:table-cell>
          <table:table-cell table:formula="of:==([.O$9]*(1+0.5*[.$D15])/([.$E15]+[.$D15]*[.$D15])+(1-[.O$9])/[.$E15])*(1/(PI()*0.5*[.C$10]))" office:value-type="float" office:value="0.616725421102271" calcext:value-type="float">
            <text:p>0.616725421102271</text:p>
          </table:table-cell>
          <table:table-cell/>
          <table:table-cell table:formula="of:=0.636619772367581 / ([.C$10] * (([.B15]/([.C$10]/2)) * ([.B15]/([.C$10]/2)) + 1))" office:value-type="float" office:value="0.584054837034478" calcext:value-type="float">
            <text:p>0.584054837034478</text:p>
          </table:table-cell>
          <table:table-cell table:formula="of:=[.Q15]-[.L15]" office:value-type="float" office:value="0" calcext:value-type="float">
            <text:p>0</text:p>
          </table:table-cell>
          <table:table-cell table:formula="of:=(0.636619772367581 / [.C$10]) * EXP(-[.B15] * [.B15] / (0.360673760222241 * [.C$10] * [.C$10]))" office:value-type="float" office:value="0.598118758738788" calcext:value-type="float">
            <text:p>0.598118758738788</text:p>
          </table:table-cell>
          <table:table-cell table:formula="of:=[.S15]-[.M15]" office:value-type="float" office:value="0" calcext:value-type="float">
            <text:p>0</text:p>
          </table:table-cell>
          <table:table-cell table:formula="of:=(0.636619772367581 / [.C$10]) * ((1 - [.C$9]) / ([.B15]/( [.C$10]/2) * [.B15]/( [.C$10]/2) + 1)  +  [.C$9] * (1 + 0.5 * [.B15]/( [.C$10]/2) * [.B15]/( [.C$10]/2)) / ( ([.B15]/( [.C$10]/2) * [.B15]/( [.C$10]/2) + 1) + [.B15]/( [.C$10]/2) * [.B15]/( [.C$10]/2) * [.B15]/( [.C$10]/2) * [.B15]/([.C$10] /2)))" office:value-type="float" office:value="0.605835226413006" calcext:value-type="float">
            <text:p>0.605835226413006</text:p>
          </table:table-cell>
          <table:table-cell table:formula="of:=[.U15]-[.K1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5]+0.05" office:value-type="float" office:value="0.2" calcext:value-type="float">
            <text:p>0.2</text:p>
          </table:table-cell>
          <table:table-cell table:formula="of:=[.B16]/(0.5*[.C$10])" office:value-type="float" office:value="0.4" calcext:value-type="float">
            <text:p>0.4</text:p>
          </table:table-cell>
          <table:table-cell table:formula="of:=[.C16]*[.C16]" office:value-type="float" office:value="0.16" calcext:value-type="float">
            <text:p>0.16</text:p>
          </table:table-cell>
          <table:table-cell table:formula="of:=1+[.D16]" office:value-type="float" office:value="1.16" calcext:value-type="float">
            <text:p>1.16</text:p>
          </table:table-cell>
          <table:table-cell table:formula="of:=(1-[.C$9])/[.E16]" office:value-type="float" office:value="0" calcext:value-type="float">
            <text:p>0</text:p>
          </table:table-cell>
          <table:table-cell table:formula="of:=[.C$9]*(1+0.5*[.D16])/([.E16]+[.D16]*[.D16])" office:value-type="float" office:value="0.910931174089069" calcext:value-type="float">
            <text:p>0.910931174089069</text:p>
          </table:table-cell>
          <table:table-cell table:formula="of:=([.G16]+[.F16])*(1/(PI()*0.5*[.C$10]))" office:value-type="float" office:value="0.579916796691117" calcext:value-type="float">
            <text:p>0.579916796691117</text:p>
          </table:table-cell>
          <table:table-cell/>
          <table:table-cell table:formula="of:=[.B16]+0" office:value-type="float" office:value="0.2" calcext:value-type="float">
            <text:p>0.2</text:p>
          </table:table-cell>
          <table:table-cell table:formula="of:=[.H16]+0" office:value-type="float" office:value="0.579916796691117" calcext:value-type="float">
            <text:p>0.579916796691117</text:p>
          </table:table-cell>
          <table:table-cell table:formula="of:=(1/(PI()*0.5*[.C$10]))/[.E16]" office:value-type="float" office:value="0.548810148592743" calcext:value-type="float">
            <text:p>0.548810148592743</text:p>
          </table:table-cell>
          <table:table-cell table:formula="of:=(1/(PI()*0.5*[.C$10]))*EXP(-[.D16]*LN(2))" office:value-type="float" office:value="0.569790656917444" calcext:value-type="float">
            <text:p>0.569790656917444</text:p>
          </table:table-cell>
          <table:table-cell table:formula="of:==([.N$9]*(1+0.5*[.$D16])/([.$E16]+[.$D16]*[.$D16])+(1-[.N$9])/[.$E16])*(1/(PI()*0.5*[.C$10]))" office:value-type="float" office:value="0.533256824543556" calcext:value-type="float">
            <text:p>0.533256824543556</text:p>
          </table:table-cell>
          <table:table-cell table:formula="of:==([.O$9]*(1+0.5*[.$D16])/([.$E16]+[.$D16]*[.$D16])+(1-[.O$9])/[.$E16])*(1/(PI()*0.5*[.C$10]))" office:value-type="float" office:value="0.595470120740304" calcext:value-type="float">
            <text:p>0.595470120740304</text:p>
          </table:table-cell>
          <table:table-cell/>
          <table:table-cell table:formula="of:=0.636619772367581 / ([.C$10] * (([.B16]/([.C$10]/2)) * ([.B16]/([.C$10]/2)) + 1))" office:value-type="float" office:value="0.548810148592742" calcext:value-type="float">
            <text:p>0.548810148592742</text:p>
          </table:table-cell>
          <table:table-cell table:formula="of:=[.Q16]-[.L16]" office:value-type="float" office:value="0" calcext:value-type="float">
            <text:p>0</text:p>
          </table:table-cell>
          <table:table-cell table:formula="of:=(0.636619772367581 / [.C$10]) * EXP(-[.B16] * [.B16] / (0.360673760222241 * [.C$10] * [.C$10]))" office:value-type="float" office:value="0.569790656917444" calcext:value-type="float">
            <text:p>0.569790656917444</text:p>
          </table:table-cell>
          <table:table-cell table:formula="of:=[.S16]-[.M16]" office:value-type="float" office:value="0" calcext:value-type="float">
            <text:p>0</text:p>
          </table:table-cell>
          <table:table-cell table:formula="of:=(0.636619772367581 / [.C$10]) * ((1 - [.C$9]) / ([.B16]/( [.C$10]/2) * [.B16]/( [.C$10]/2) + 1)  +  [.C$9] * (1 + 0.5 * [.B16]/( [.C$10]/2) * [.B16]/( [.C$10]/2)) / ( ([.B16]/( [.C$10]/2) * [.B16]/( [.C$10]/2) + 1) + [.B16]/( [.C$10]/2) * [.B16]/( [.C$10]/2) * [.B16]/( [.C$10]/2) * [.B16]/([.C$10] /2)))" office:value-type="float" office:value="0.579916796691116" calcext:value-type="float">
            <text:p>0.579916796691116</text:p>
          </table:table-cell>
          <table:table-cell table:formula="of:=[.U16]-[.K1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]+0.05" office:value-type="float" office:value="0.25" calcext:value-type="float">
            <text:p>0.25</text:p>
          </table:table-cell>
          <table:table-cell table:formula="of:=[.B17]/(0.5*[.C$10])" office:value-type="float" office:value="0.5" calcext:value-type="float">
            <text:p>0.5</text:p>
          </table:table-cell>
          <table:table-cell table:formula="of:=[.C17]*[.C17]" office:value-type="float" office:value="0.25" calcext:value-type="float">
            <text:p>0.25</text:p>
          </table:table-cell>
          <table:table-cell table:formula="of:=1+[.D17]" office:value-type="float" office:value="1.25" calcext:value-type="float">
            <text:p>1.25</text:p>
          </table:table-cell>
          <table:table-cell table:formula="of:=(1-[.C$9])/[.E17]" office:value-type="float" office:value="0" calcext:value-type="float">
            <text:p>0</text:p>
          </table:table-cell>
          <table:table-cell table:formula="of:=[.C$9]*(1+0.5*[.D17])/([.E17]+[.D17]*[.D17])" office:value-type="float" office:value="0.857142857142857" calcext:value-type="float">
            <text:p>0.857142857142857</text:p>
          </table:table-cell>
          <table:table-cell table:formula="of:=([.G17]+[.F17])*(1/(PI()*0.5*[.C$10]))" office:value-type="float" office:value="0.545674090600784" calcext:value-type="float">
            <text:p>0.545674090600784</text:p>
          </table:table-cell>
          <table:table-cell/>
          <table:table-cell table:formula="of:=[.B17]+0" office:value-type="float" office:value="0.25" calcext:value-type="float">
            <text:p>0.25</text:p>
          </table:table-cell>
          <table:table-cell table:formula="of:=[.H17]+0" office:value-type="float" office:value="0.545674090600784" calcext:value-type="float">
            <text:p>0.545674090600784</text:p>
          </table:table-cell>
          <table:table-cell table:formula="of:=(1/(PI()*0.5*[.C$10]))/[.E17]" office:value-type="float" office:value="0.509295817894065" calcext:value-type="float">
            <text:p>0.509295817894065</text:p>
          </table:table-cell>
          <table:table-cell table:formula="of:=(1/(PI()*0.5*[.C$10]))*EXP(-[.D17]*LN(2))" office:value-type="float" office:value="0.535331284463535" calcext:value-type="float">
            <text:p>0.535331284463535</text:p>
          </table:table-cell>
          <table:table-cell table:formula="of:==([.N$9]*(1+0.5*[.$D17])/([.$E17]+[.$D17]*[.$D17])+(1-[.N$9])/[.$E17])*(1/(PI()*0.5*[.C$10]))" office:value-type="float" office:value="0.491106681540706" calcext:value-type="float">
            <text:p>0.491106681540706</text:p>
          </table:table-cell>
          <table:table-cell table:formula="of:==([.O$9]*(1+0.5*[.$D17])/([.$E17]+[.$D17]*[.$D17])+(1-[.O$9])/[.$E17])*(1/(PI()*0.5*[.C$10]))" office:value-type="float" office:value="0.563863226954144" calcext:value-type="float">
            <text:p>0.563863226954144</text:p>
          </table:table-cell>
          <table:table-cell/>
          <table:table-cell table:formula="of:=0.636619772367581 / ([.C$10] * (([.B17]/([.C$10]/2)) * ([.B17]/([.C$10]/2)) + 1))" office:value-type="float" office:value="0.509295817894065" calcext:value-type="float">
            <text:p>0.509295817894065</text:p>
          </table:table-cell>
          <table:table-cell table:formula="of:=[.Q17]-[.L17]" office:value-type="float" office:value="0" calcext:value-type="float">
            <text:p>0</text:p>
          </table:table-cell>
          <table:table-cell table:formula="of:=(0.636619772367581 / [.C$10]) * EXP(-[.B17] * [.B17] / (0.360673760222241 * [.C$10] * [.C$10]))" office:value-type="float" office:value="0.535331284463535" calcext:value-type="float">
            <text:p>0.535331284463535</text:p>
          </table:table-cell>
          <table:table-cell table:formula="of:=[.S17]-[.M17]" office:value-type="float" office:value="0" calcext:value-type="float">
            <text:p>0</text:p>
          </table:table-cell>
          <table:table-cell table:formula="of:=(0.636619772367581 / [.C$10]) * ((1 - [.C$9]) / ([.B17]/( [.C$10]/2) * [.B17]/( [.C$10]/2) + 1)  +  [.C$9] * (1 + 0.5 * [.B17]/( [.C$10]/2) * [.B17]/( [.C$10]/2)) / ( ([.B17]/( [.C$10]/2) * [.B17]/( [.C$10]/2) + 1) + [.B17]/( [.C$10]/2) * [.B17]/( [.C$10]/2) * [.B17]/( [.C$10]/2) * [.B17]/([.C$10] /2)))" office:value-type="float" office:value="0.545674090600784" calcext:value-type="float">
            <text:p>0.545674090600784</text:p>
          </table:table-cell>
          <table:table-cell table:formula="of:=[.U17]-[.K1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]+0.05" office:value-type="float" office:value="0.3" calcext:value-type="float">
            <text:p>0.3</text:p>
          </table:table-cell>
          <table:table-cell table:formula="of:=[.B18]/(0.5*[.C$10])" office:value-type="float" office:value="0.6" calcext:value-type="float">
            <text:p>0.6</text:p>
          </table:table-cell>
          <table:table-cell table:formula="of:=[.C18]*[.C18]" office:value-type="float" office:value="0.36" calcext:value-type="float">
            <text:p>0.36</text:p>
          </table:table-cell>
          <table:table-cell table:formula="of:=1+[.D18]" office:value-type="float" office:value="1.36" calcext:value-type="float">
            <text:p>1.36</text:p>
          </table:table-cell>
          <table:table-cell table:formula="of:=(1-[.C$9])/[.E18]" office:value-type="float" office:value="0" calcext:value-type="float">
            <text:p>0</text:p>
          </table:table-cell>
          <table:table-cell table:formula="of:=[.C$9]*(1+0.5*[.D18])/([.E18]+[.D18]*[.D18])" office:value-type="float" office:value="0.792158968850698" calcext:value-type="float">
            <text:p>0.792158968850698</text:p>
          </table:table-cell>
          <table:table-cell table:formula="of:=([.G18]+[.F18])*(1/(PI()*0.5*[.C$10]))" office:value-type="float" office:value="0.50430406242867" calcext:value-type="float">
            <text:p>0.50430406242867</text:p>
          </table:table-cell>
          <table:table-cell/>
          <table:table-cell table:formula="of:=[.B18]+0" office:value-type="float" office:value="0.3" calcext:value-type="float">
            <text:p>0.3</text:p>
          </table:table-cell>
          <table:table-cell table:formula="of:=[.H18]+0" office:value-type="float" office:value="0.50430406242867" calcext:value-type="float">
            <text:p>0.50430406242867</text:p>
          </table:table-cell>
          <table:table-cell table:formula="of:=(1/(PI()*0.5*[.C$10]))/[.E18]" office:value-type="float" office:value="0.468102773799692" calcext:value-type="float">
            <text:p>0.468102773799692</text:p>
          </table:table-cell>
          <table:table-cell table:formula="of:=(1/(PI()*0.5*[.C$10]))*EXP(-[.D18]*LN(2))" office:value-type="float" office:value="0.49603157734035" calcext:value-type="float">
            <text:p>0.49603157734035</text:p>
          </table:table-cell>
          <table:table-cell table:formula="of:==([.N$9]*(1+0.5*[.$D18])/([.$E18]+[.$D18]*[.$D18])+(1-[.N$9])/[.$E18])*(1/(PI()*0.5*[.C$10]))" office:value-type="float" office:value="0.450002129485204" calcext:value-type="float">
            <text:p>0.450002129485204</text:p>
          </table:table-cell>
          <table:table-cell table:formula="of:==([.O$9]*(1+0.5*[.$D18])/([.$E18]+[.$D18]*[.$D18])+(1-[.O$9])/[.$E18])*(1/(PI()*0.5*[.C$10]))" office:value-type="float" office:value="0.522404706743158" calcext:value-type="float">
            <text:p>0.522404706743158</text:p>
          </table:table-cell>
          <table:table-cell/>
          <table:table-cell table:formula="of:=0.636619772367581 / ([.C$10] * (([.B18]/([.C$10]/2)) * ([.B18]/([.C$10]/2)) + 1))" office:value-type="float" office:value="0.468102773799692" calcext:value-type="float">
            <text:p>0.468102773799692</text:p>
          </table:table-cell>
          <table:table-cell table:formula="of:=[.Q18]-[.L18]" office:value-type="float" office:value="0" calcext:value-type="float">
            <text:p>0</text:p>
          </table:table-cell>
          <table:table-cell table:formula="of:=(0.636619772367581 / [.C$10]) * EXP(-[.B18] * [.B18] / (0.360673760222241 * [.C$10] * [.C$10]))" office:value-type="float" office:value="0.496031577340349" calcext:value-type="float">
            <text:p>0.496031577340349</text:p>
          </table:table-cell>
          <table:table-cell table:formula="of:=[.S18]-[.M18]" office:value-type="float" office:value="0" calcext:value-type="float">
            <text:p>0</text:p>
          </table:table-cell>
          <table:table-cell table:formula="of:=(0.636619772367581 / [.C$10]) * ((1 - [.C$9]) / ([.B18]/( [.C$10]/2) * [.B18]/( [.C$10]/2) + 1)  +  [.C$9] * (1 + 0.5 * [.B18]/( [.C$10]/2) * [.B18]/( [.C$10]/2)) / ( ([.B18]/( [.C$10]/2) * [.B18]/( [.C$10]/2) + 1) + [.B18]/( [.C$10]/2) * [.B18]/( [.C$10]/2) * [.B18]/( [.C$10]/2) * [.B18]/([.C$10] /2)))" office:value-type="float" office:value="0.504304062428669" calcext:value-type="float">
            <text:p>0.504304062428669</text:p>
          </table:table-cell>
          <table:table-cell table:formula="of:=[.U18]-[.K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+0.05" office:value-type="float" office:value="0.35" calcext:value-type="float">
            <text:p>0.35</text:p>
          </table:table-cell>
          <table:table-cell table:formula="of:=[.B19]/(0.5*[.C$10])" office:value-type="float" office:value="0.7" calcext:value-type="float">
            <text:p>0.7</text:p>
          </table:table-cell>
          <table:table-cell table:formula="of:=[.C19]*[.C19]" office:value-type="float" office:value="0.49" calcext:value-type="float">
            <text:p>0.49</text:p>
          </table:table-cell>
          <table:table-cell table:formula="of:=1+[.D19]" office:value-type="float" office:value="1.49" calcext:value-type="float">
            <text:p>1.49</text:p>
          </table:table-cell>
          <table:table-cell table:formula="of:=(1-[.C$9])/[.E19]" office:value-type="float" office:value="0" calcext:value-type="float">
            <text:p>0</text:p>
          </table:table-cell>
          <table:table-cell table:formula="of:=[.C$9]*(1+0.5*[.D19])/([.E19]+[.D19]*[.D19])" office:value-type="float" office:value="0.719611583145483" calcext:value-type="float">
            <text:p>0.719611583145483</text:p>
          </table:table-cell>
          <table:table-cell table:formula="of:=([.G19]+[.F19])*(1/(PI()*0.5*[.C$10]))" office:value-type="float" office:value="0.458118962255152" calcext:value-type="float">
            <text:p>0.458118962255152</text:p>
          </table:table-cell>
          <table:table-cell/>
          <table:table-cell table:formula="of:=[.B19]+0" office:value-type="float" office:value="0.35" calcext:value-type="float">
            <text:p>0.35</text:p>
          </table:table-cell>
          <table:table-cell table:formula="of:=[.H19]+0" office:value-type="float" office:value="0.458118962255152" calcext:value-type="float">
            <text:p>0.458118962255152</text:p>
          </table:table-cell>
          <table:table-cell table:formula="of:=(1/(PI()*0.5*[.C$10]))/[.E19]" office:value-type="float" office:value="0.427261592193008" calcext:value-type="float">
            <text:p>0.427261592193008</text:p>
          </table:table-cell>
          <table:table-cell table:formula="of:=(1/(PI()*0.5*[.C$10]))*EXP(-[.D19]*LN(2))" office:value-type="float" office:value="0.453289255680509" calcext:value-type="float">
            <text:p>0.453289255680509</text:p>
          </table:table-cell>
          <table:table-cell table:formula="of:==([.N$9]*(1+0.5*[.$D19])/([.$E19]+[.$D19]*[.$D19])+(1-[.N$9])/[.$E19])*(1/(PI()*0.5*[.C$10]))" office:value-type="float" office:value="0.411832907161935" calcext:value-type="float">
            <text:p>0.411832907161935</text:p>
          </table:table-cell>
          <table:table-cell table:formula="of:==([.O$9]*(1+0.5*[.$D19])/([.$E19]+[.$D19]*[.$D19])+(1-[.O$9])/[.$E19])*(1/(PI()*0.5*[.C$10]))" office:value-type="float" office:value="0.473547647286224" calcext:value-type="float">
            <text:p>0.473547647286224</text:p>
          </table:table-cell>
          <table:table-cell/>
          <table:table-cell table:formula="of:=0.636619772367581 / ([.C$10] * (([.B19]/([.C$10]/2)) * ([.B19]/([.C$10]/2)) + 1))" office:value-type="float" office:value="0.427261592193007" calcext:value-type="float">
            <text:p>0.427261592193007</text:p>
          </table:table-cell>
          <table:table-cell table:formula="of:=[.Q19]-[.L19]" office:value-type="float" office:value="0" calcext:value-type="float">
            <text:p>0</text:p>
          </table:table-cell>
          <table:table-cell table:formula="of:=(0.636619772367581 / [.C$10]) * EXP(-[.B19] * [.B19] / (0.360673760222241 * [.C$10] * [.C$10]))" office:value-type="float" office:value="0.453289255680509" calcext:value-type="float">
            <text:p>0.453289255680509</text:p>
          </table:table-cell>
          <table:table-cell table:formula="of:=[.S19]-[.M19]" office:value-type="float" office:value="0" calcext:value-type="float">
            <text:p>0</text:p>
          </table:table-cell>
          <table:table-cell table:formula="of:=(0.636619772367581 / [.C$10]) * ((1 - [.C$9]) / ([.B19]/( [.C$10]/2) * [.B19]/( [.C$10]/2) + 1)  +  [.C$9] * (1 + 0.5 * [.B19]/( [.C$10]/2) * [.B19]/( [.C$10]/2)) / ( ([.B19]/( [.C$10]/2) * [.B19]/( [.C$10]/2) + 1) + [.B19]/( [.C$10]/2) * [.B19]/( [.C$10]/2) * [.B19]/( [.C$10]/2) * [.B19]/([.C$10] /2)))" office:value-type="float" office:value="0.458118962255152" calcext:value-type="float">
            <text:p>0.458118962255152</text:p>
          </table:table-cell>
          <table:table-cell table:formula="of:=[.U19]-[.K1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+0.05" office:value-type="float" office:value="0.4" calcext:value-type="float">
            <text:p>0.4</text:p>
          </table:table-cell>
          <table:table-cell table:formula="of:=[.B20]/(0.5*[.C$10])" office:value-type="float" office:value="0.8" calcext:value-type="float">
            <text:p>0.8</text:p>
          </table:table-cell>
          <table:table-cell table:formula="of:=[.C20]*[.C20]" office:value-type="float" office:value="0.64" calcext:value-type="float">
            <text:p>0.64</text:p>
          </table:table-cell>
          <table:table-cell table:formula="of:=1+[.D20]" office:value-type="float" office:value="1.64" calcext:value-type="float">
            <text:p>1.64</text:p>
          </table:table-cell>
          <table:table-cell table:formula="of:=(1-[.C$9])/[.E20]" office:value-type="float" office:value="0" calcext:value-type="float">
            <text:p>0</text:p>
          </table:table-cell>
          <table:table-cell table:formula="of:=[.C$9]*(1+0.5*[.D20])/([.E20]+[.D20]*[.D20])" office:value-type="float" office:value="0.644028103044496" calcext:value-type="float">
            <text:p>0.644028103044496</text:p>
          </table:table-cell>
          <table:table-cell table:formula="of:=([.G20]+[.F20])*(1/(PI()*0.5*[.C$10]))" office:value-type="float" office:value="0.410001024358513" calcext:value-type="float">
            <text:p>0.410001024358513</text:p>
          </table:table-cell>
          <table:table-cell/>
          <table:table-cell table:formula="of:=[.B20]+0" office:value-type="float" office:value="0.4" calcext:value-type="float">
            <text:p>0.4</text:p>
          </table:table-cell>
          <table:table-cell table:formula="of:=[.H20]+0" office:value-type="float" office:value="0.410001024358513" calcext:value-type="float">
            <text:p>0.410001024358513</text:p>
          </table:table-cell>
          <table:table-cell table:formula="of:=(1/(PI()*0.5*[.C$10]))/[.E20]" office:value-type="float" office:value="0.388182788029013" calcext:value-type="float">
            <text:p>0.388182788029013</text:p>
          </table:table-cell>
          <table:table-cell table:formula="of:=(1/(PI()*0.5*[.C$10]))*EXP(-[.D20]*LN(2))" office:value-type="float" office:value="0.408527151378578" calcext:value-type="float">
            <text:p>0.408527151378578</text:p>
          </table:table-cell>
          <table:table-cell table:formula="of:==([.N$9]*(1+0.5*[.$D20])/([.$E20]+[.$D20]*[.$D20])+(1-[.N$9])/[.$E20])*(1/(PI()*0.5*[.C$10]))" office:value-type="float" office:value="0.377273669864263" calcext:value-type="float">
            <text:p>0.377273669864263</text:p>
          </table:table-cell>
          <table:table-cell table:formula="of:==([.O$9]*(1+0.5*[.$D20])/([.$E20]+[.$D20]*[.$D20])+(1-[.O$9])/[.$E20])*(1/(PI()*0.5*[.C$10]))" office:value-type="float" office:value="0.420910142523262" calcext:value-type="float">
            <text:p>0.420910142523262</text:p>
          </table:table-cell>
          <table:table-cell/>
          <table:table-cell table:formula="of:=0.636619772367581 / ([.C$10] * (([.B20]/([.C$10]/2)) * ([.B20]/([.C$10]/2)) + 1))" office:value-type="float" office:value="0.388182788029013" calcext:value-type="float">
            <text:p>0.388182788029013</text:p>
          </table:table-cell>
          <table:table-cell table:formula="of:=[.Q20]-[.L20]" office:value-type="float" office:value="0" calcext:value-type="float">
            <text:p>0</text:p>
          </table:table-cell>
          <table:table-cell table:formula="of:=(0.636619772367581 / [.C$10]) * EXP(-[.B20] * [.B20] / (0.360673760222241 * [.C$10] * [.C$10]))" office:value-type="float" office:value="0.408527151378577" calcext:value-type="float">
            <text:p>0.408527151378577</text:p>
          </table:table-cell>
          <table:table-cell table:formula="of:=[.S20]-[.M20]" office:value-type="float" office:value="0" calcext:value-type="float">
            <text:p>0</text:p>
          </table:table-cell>
          <table:table-cell table:formula="of:=(0.636619772367581 / [.C$10]) * ((1 - [.C$9]) / ([.B20]/( [.C$10]/2) * [.B20]/( [.C$10]/2) + 1)  +  [.C$9] * (1 + 0.5 * [.B20]/( [.C$10]/2) * [.B20]/( [.C$10]/2)) / ( ([.B20]/( [.C$10]/2) * [.B20]/( [.C$10]/2) + 1) + [.B20]/( [.C$10]/2) * [.B20]/( [.C$10]/2) * [.B20]/( [.C$10]/2) * [.B20]/([.C$10] /2)))" office:value-type="float" office:value="0.410001024358512" calcext:value-type="float">
            <text:p>0.410001024358512</text:p>
          </table:table-cell>
          <table:table-cell table:formula="of:=[.U20]-[.K2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0]+0.05" office:value-type="float" office:value="0.45" calcext:value-type="float">
            <text:p>0.45</text:p>
          </table:table-cell>
          <table:table-cell table:formula="of:=[.B21]/(0.5*[.C$10])" office:value-type="float" office:value="0.9" calcext:value-type="float">
            <text:p>0.9</text:p>
          </table:table-cell>
          <table:table-cell table:formula="of:=[.C21]*[.C21]" office:value-type="float" office:value="0.81" calcext:value-type="float">
            <text:p>0.81</text:p>
          </table:table-cell>
          <table:table-cell table:formula="of:=1+[.D21]" office:value-type="float" office:value="1.81" calcext:value-type="float">
            <text:p>1.81</text:p>
          </table:table-cell>
          <table:table-cell table:formula="of:=(1-[.C$9])/[.E21]" office:value-type="float" office:value="0" calcext:value-type="float">
            <text:p>0</text:p>
          </table:table-cell>
          <table:table-cell table:formula="of:=[.C$9]*(1+0.5*[.D21])/([.E21]+[.D21]*[.D21])" office:value-type="float" office:value="0.569725477474555" calcext:value-type="float">
            <text:p>0.569725477474555</text:p>
          </table:table-cell>
          <table:table-cell table:formula="of:=([.G21]+[.F21])*(1/(PI()*0.5*[.C$10]))" office:value-type="float" office:value="0.362698503781863" calcext:value-type="float">
            <text:p>0.362698503781863</text:p>
          </table:table-cell>
          <table:table-cell/>
          <table:table-cell table:formula="of:=[.B21]+0" office:value-type="float" office:value="0.45" calcext:value-type="float">
            <text:p>0.45</text:p>
          </table:table-cell>
          <table:table-cell table:formula="of:=[.H21]+0" office:value-type="float" office:value="0.362698503781863" calcext:value-type="float">
            <text:p>0.362698503781863</text:p>
          </table:table-cell>
          <table:table-cell table:formula="of:=(1/(PI()*0.5*[.C$10]))/[.E21]" office:value-type="float" office:value="0.35172363114231" calcext:value-type="float">
            <text:p>0.35172363114231</text:p>
          </table:table-cell>
          <table:table-cell table:formula="of:=(1/(PI()*0.5*[.C$10]))*EXP(-[.D21]*LN(2))" office:value-type="float" office:value="0.363116368560676" calcext:value-type="float">
            <text:p>0.363116368560676</text:p>
          </table:table-cell>
          <table:table-cell table:formula="of:==([.N$9]*(1+0.5*[.$D21])/([.$E21]+[.$D21]*[.$D21])+(1-[.N$9])/[.$E21])*(1/(PI()*0.5*[.C$10]))" office:value-type="float" office:value="0.346236194822534" calcext:value-type="float">
            <text:p>0.346236194822534</text:p>
          </table:table-cell>
          <table:table-cell table:formula="of:==([.O$9]*(1+0.5*[.$D21])/([.$E21]+[.$D21]*[.$D21])+(1-[.O$9])/[.$E21])*(1/(PI()*0.5*[.C$10]))" office:value-type="float" office:value="0.368185940101639" calcext:value-type="float">
            <text:p>0.368185940101639</text:p>
          </table:table-cell>
          <table:table-cell/>
          <table:table-cell table:formula="of:=0.636619772367581 / ([.C$10] * (([.B21]/([.C$10]/2)) * ([.B21]/([.C$10]/2)) + 1))" office:value-type="float" office:value="0.35172363114231" calcext:value-type="float">
            <text:p>0.35172363114231</text:p>
          </table:table-cell>
          <table:table-cell table:formula="of:=[.Q21]-[.L21]" office:value-type="float" office:value="0" calcext:value-type="float">
            <text:p>0</text:p>
          </table:table-cell>
          <table:table-cell table:formula="of:=(0.636619772367581 / [.C$10]) * EXP(-[.B21] * [.B21] / (0.360673760222241 * [.C$10] * [.C$10]))" office:value-type="float" office:value="0.363116368560676" calcext:value-type="float">
            <text:p>0.363116368560676</text:p>
          </table:table-cell>
          <table:table-cell table:formula="of:=[.S21]-[.M21]" office:value-type="float" office:value="0" calcext:value-type="float">
            <text:p>0</text:p>
          </table:table-cell>
          <table:table-cell table:formula="of:=(0.636619772367581 / [.C$10]) * ((1 - [.C$9]) / ([.B21]/( [.C$10]/2) * [.B21]/( [.C$10]/2) + 1)  +  [.C$9] * (1 + 0.5 * [.B21]/( [.C$10]/2) * [.B21]/( [.C$10]/2)) / ( ([.B21]/( [.C$10]/2) * [.B21]/( [.C$10]/2) + 1) + [.B21]/( [.C$10]/2) * [.B21]/( [.C$10]/2) * [.B21]/( [.C$10]/2) * [.B21]/([.C$10] /2)))" office:value-type="float" office:value="0.362698503781863" calcext:value-type="float">
            <text:p>0.362698503781863</text:p>
          </table:table-cell>
          <table:table-cell table:formula="of:=[.U21]-[.K2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1]+0.05" office:value-type="float" office:value="0.5" calcext:value-type="float">
            <text:p>0.5</text:p>
          </table:table-cell>
          <table:table-cell table:formula="of:=[.B22]/(0.5*[.C$10])" office:value-type="float" office:value="1" calcext:value-type="float">
            <text:p>1</text:p>
          </table:table-cell>
          <table:table-cell table:formula="of:=[.C22]*[.C22]" office:value-type="float" office:value="1" calcext:value-type="float">
            <text:p>1</text:p>
          </table:table-cell>
          <table:table-cell table:formula="of:=1+[.D22]" office:value-type="float" office:value="2" calcext:value-type="float">
            <text:p>2</text:p>
          </table:table-cell>
          <table:table-cell table:formula="of:=(1-[.C$9])/[.E22]" office:value-type="float" office:value="0" calcext:value-type="float">
            <text:p>0</text:p>
          </table:table-cell>
          <table:table-cell table:formula="of:=[.C$9]*(1+0.5*[.D22])/([.E22]+[.D22]*[.D22])" office:value-type="float" office:value="0.5" calcext:value-type="float">
            <text:p>0.5</text:p>
          </table:table-cell>
          <table:table-cell table:formula="of:=([.G22]+[.F22])*(1/(PI()*0.5*[.C$10]))" office:value-type="float" office:value="0.318309886183791" calcext:value-type="float">
            <text:p>0.318309886183791</text:p>
          </table:table-cell>
          <table:table-cell/>
          <table:table-cell table:formula="of:=[.B22]+0" office:value-type="float" office:value="0.5" calcext:value-type="float">
            <text:p>0.5</text:p>
          </table:table-cell>
          <table:table-cell table:formula="of:=[.H22]+0" office:value-type="float" office:value="0.318309886183791" calcext:value-type="float">
            <text:p>0.318309886183791</text:p>
          </table:table-cell>
          <table:table-cell table:formula="of:=(1/(PI()*0.5*[.C$10]))/[.E22]" office:value-type="float" office:value="0.318309886183791" calcext:value-type="float">
            <text:p>0.318309886183791</text:p>
          </table:table-cell>
          <table:table-cell table:formula="of:=(1/(PI()*0.5*[.C$10]))*EXP(-[.D22]*LN(2))" office:value-type="float" office:value="0.318309886183791" calcext:value-type="float">
            <text:p>0.318309886183791</text:p>
          </table:table-cell>
          <table:table-cell table:formula="of:==([.N$9]*(1+0.5*[.$D22])/([.$E22]+[.$D22]*[.$D22])+(1-[.N$9])/[.$E22])*(1/(PI()*0.5*[.C$10]))" office:value-type="float" office:value="0.318309886183791" calcext:value-type="float">
            <text:p>0.318309886183791</text:p>
          </table:table-cell>
          <table:table-cell table:formula="of:==([.O$9]*(1+0.5*[.$D22])/([.$E22]+[.$D22]*[.$D22])+(1-[.O$9])/[.$E22])*(1/(PI()*0.5*[.C$10]))" office:value-type="float" office:value="0.318309886183791" calcext:value-type="float">
            <text:p>0.318309886183791</text:p>
          </table:table-cell>
          <table:table-cell/>
          <table:table-cell table:formula="of:=0.636619772367581 / ([.C$10] * (([.B22]/([.C$10]/2)) * ([.B22]/([.C$10]/2)) + 1))" office:value-type="float" office:value="0.318309886183791" calcext:value-type="float">
            <text:p>0.318309886183791</text:p>
          </table:table-cell>
          <table:table-cell table:formula="of:=[.Q22]-[.L22]" office:value-type="float" office:value="0" calcext:value-type="float">
            <text:p>0</text:p>
          </table:table-cell>
          <table:table-cell table:formula="of:=(0.636619772367581 / [.C$10]) * EXP(-[.B22] * [.B22] / (0.360673760222241 * [.C$10] * [.C$10]))" office:value-type="float" office:value="0.318309886183791" calcext:value-type="float">
            <text:p>0.318309886183791</text:p>
          </table:table-cell>
          <table:table-cell table:formula="of:=[.S22]-[.M22]" office:value-type="float" office:value="0" calcext:value-type="float">
            <text:p>0</text:p>
          </table:table-cell>
          <table:table-cell table:formula="of:=(0.636619772367581 / [.C$10]) * ((1 - [.C$9]) / ([.B22]/( [.C$10]/2) * [.B22]/( [.C$10]/2) + 1)  +  [.C$9] * (1 + 0.5 * [.B22]/( [.C$10]/2) * [.B22]/( [.C$10]/2)) / ( ([.B22]/( [.C$10]/2) * [.B22]/( [.C$10]/2) + 1) + [.B22]/( [.C$10]/2) * [.B22]/( [.C$10]/2) * [.B22]/( [.C$10]/2) * [.B22]/([.C$10] /2)))" office:value-type="float" office:value="0.318309886183791" calcext:value-type="float">
            <text:p>0.318309886183791</text:p>
          </table:table-cell>
          <table:table-cell table:formula="of:=[.U22]-[.K2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]+0.05" office:value-type="float" office:value="0.55" calcext:value-type="float">
            <text:p>0.55</text:p>
          </table:table-cell>
          <table:table-cell table:formula="of:=[.B23]/(0.5*[.C$10])" office:value-type="float" office:value="1.1" calcext:value-type="float">
            <text:p>1.1</text:p>
          </table:table-cell>
          <table:table-cell table:formula="of:=[.C23]*[.C23]" office:value-type="float" office:value="1.21" calcext:value-type="float">
            <text:p>1.21</text:p>
          </table:table-cell>
          <table:table-cell table:formula="of:=1+[.D23]" office:value-type="float" office:value="2.21" calcext:value-type="float">
            <text:p>2.21</text:p>
          </table:table-cell>
          <table:table-cell table:formula="of:=(1-[.C$9])/[.E23]" office:value-type="float" office:value="0" calcext:value-type="float">
            <text:p>0</text:p>
          </table:table-cell>
          <table:table-cell table:formula="of:=[.C$9]*(1+0.5*[.D23])/([.E23]+[.D23]*[.D23])" office:value-type="float" office:value="0.43684167551237" calcext:value-type="float">
            <text:p>0.43684167551237</text:p>
          </table:table-cell>
          <table:table-cell table:formula="of:=([.G23]+[.F23])*(1/(PI()*0.5*[.C$10]))" office:value-type="float" office:value="0.278102048025358" calcext:value-type="float">
            <text:p>0.278102048025358</text:p>
          </table:table-cell>
          <table:table-cell/>
          <table:table-cell table:formula="of:=[.B23]+0" office:value-type="float" office:value="0.55" calcext:value-type="float">
            <text:p>0.55</text:p>
          </table:table-cell>
          <table:table-cell table:formula="of:=[.H23]+0" office:value-type="float" office:value="0.278102048025358" calcext:value-type="float">
            <text:p>0.278102048025358</text:p>
          </table:table-cell>
          <table:table-cell table:formula="of:=(1/(PI()*0.5*[.C$10]))/[.E23]" office:value-type="float" office:value="0.288063245415195" calcext:value-type="float">
            <text:p>0.288063245415195</text:p>
          </table:table-cell>
          <table:table-cell table:formula="of:=(1/(PI()*0.5*[.C$10]))*EXP(-[.D23]*LN(2))" office:value-type="float" office:value="0.275190747699256" calcext:value-type="float">
            <text:p>0.275190747699256</text:p>
          </table:table-cell>
          <table:table-cell table:formula="of:==([.N$9]*(1+0.5*[.$D23])/([.$E23]+[.$D23]*[.$D23])+(1-[.N$9])/[.$E23])*(1/(PI()*0.5*[.C$10]))" office:value-type="float" office:value="0.293043844110114" calcext:value-type="float">
            <text:p>0.293043844110114</text:p>
          </table:table-cell>
          <table:table-cell table:formula="of:==([.O$9]*(1+0.5*[.$D23])/([.$E23]+[.$D23]*[.$D23])+(1-[.O$9])/[.$E23])*(1/(PI()*0.5*[.C$10]))" office:value-type="float" office:value="0.27312144933044" calcext:value-type="float">
            <text:p>0.27312144933044</text:p>
          </table:table-cell>
          <table:table-cell/>
          <table:table-cell table:formula="of:=0.636619772367581 / ([.C$10] * (([.B23]/([.C$10]/2)) * ([.B23]/([.C$10]/2)) + 1))" office:value-type="float" office:value="0.288063245415195" calcext:value-type="float">
            <text:p>0.288063245415195</text:p>
          </table:table-cell>
          <table:table-cell table:formula="of:=[.Q23]-[.L23]" office:value-type="float" office:value="0" calcext:value-type="float">
            <text:p>0</text:p>
          </table:table-cell>
          <table:table-cell table:formula="of:=(0.636619772367581 / [.C$10]) * EXP(-[.B23] * [.B23] / (0.360673760222241 * [.C$10] * [.C$10]))" office:value-type="float" office:value="0.275190747699256" calcext:value-type="float">
            <text:p>0.275190747699256</text:p>
          </table:table-cell>
          <table:table-cell table:formula="of:=[.S23]-[.M23]" office:value-type="float" office:value="0" calcext:value-type="float">
            <text:p>0</text:p>
          </table:table-cell>
          <table:table-cell table:formula="of:=(0.636619772367581 / [.C$10]) * ((1 - [.C$9]) / ([.B23]/( [.C$10]/2) * [.B23]/( [.C$10]/2) + 1)  +  [.C$9] * (1 + 0.5 * [.B23]/( [.C$10]/2) * [.B23]/( [.C$10]/2)) / ( ([.B23]/( [.C$10]/2) * [.B23]/( [.C$10]/2) + 1) + [.B23]/( [.C$10]/2) * [.B23]/( [.C$10]/2) * [.B23]/( [.C$10]/2) * [.B23]/([.C$10] /2)))" office:value-type="float" office:value="0.278102048025358" calcext:value-type="float">
            <text:p>0.278102048025358</text:p>
          </table:table-cell>
          <table:table-cell table:formula="of:=[.U23]-[.K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3]+0.05" office:value-type="float" office:value="0.6" calcext:value-type="float">
            <text:p>0.6</text:p>
          </table:table-cell>
          <table:table-cell table:formula="of:=[.B24]/(0.5*[.C$10])" office:value-type="float" office:value="1.2" calcext:value-type="float">
            <text:p>1.2</text:p>
          </table:table-cell>
          <table:table-cell table:formula="of:=[.C24]*[.C24]" office:value-type="float" office:value="1.44" calcext:value-type="float">
            <text:p>1.44</text:p>
          </table:table-cell>
          <table:table-cell table:formula="of:=1+[.D24]" office:value-type="float" office:value="2.44" calcext:value-type="float">
            <text:p>2.44</text:p>
          </table:table-cell>
          <table:table-cell table:formula="of:=(1-[.C$9])/[.E24]" office:value-type="float" office:value="0" calcext:value-type="float">
            <text:p>0</text:p>
          </table:table-cell>
          <table:table-cell table:formula="of:=[.C$9]*(1+0.5*[.D24])/([.E24]+[.D24]*[.D24])" office:value-type="float" office:value="0.381070542360865" calcext:value-type="float">
            <text:p>0.381070542360865</text:p>
          </table:table-cell>
          <table:table-cell table:formula="of:=([.G24]+[.F24])*(1/(PI()*0.5*[.C$10]))" office:value-type="float" office:value="0.242597041933765" calcext:value-type="float">
            <text:p>0.242597041933765</text:p>
          </table:table-cell>
          <table:table-cell/>
          <table:table-cell table:formula="of:=[.B24]+0" office:value-type="float" office:value="0.6" calcext:value-type="float">
            <text:p>0.6</text:p>
          </table:table-cell>
          <table:table-cell table:formula="of:=[.H24]+0" office:value-type="float" office:value="0.242597041933765" calcext:value-type="float">
            <text:p>0.242597041933765</text:p>
          </table:table-cell>
          <table:table-cell table:formula="of:=(1/(PI()*0.5*[.C$10]))/[.E24]" office:value-type="float" office:value="0.260909742773599" calcext:value-type="float">
            <text:p>0.260909742773599</text:p>
          </table:table-cell>
          <table:table-cell table:formula="of:=(1/(PI()*0.5*[.C$10]))*EXP(-[.D24]*LN(2))" office:value-type="float" office:value="0.234637233380098" calcext:value-type="float">
            <text:p>0.234637233380098</text:p>
          </table:table-cell>
          <table:table-cell table:formula="of:==([.N$9]*(1+0.5*[.$D24])/([.$E24]+[.$D24]*[.$D24])+(1-[.N$9])/[.$E24])*(1/(PI()*0.5*[.C$10]))" office:value-type="float" office:value="0.270066093193516" calcext:value-type="float">
            <text:p>0.270066093193516</text:p>
          </table:table-cell>
          <table:table-cell table:formula="of:==([.O$9]*(1+0.5*[.$D24])/([.$E24]+[.$D24]*[.$D24])+(1-[.O$9])/[.$E24])*(1/(PI()*0.5*[.C$10]))" office:value-type="float" office:value="0.233440691513847" calcext:value-type="float">
            <text:p>0.233440691513847</text:p>
          </table:table-cell>
          <table:table-cell/>
          <table:table-cell table:formula="of:=0.636619772367581 / ([.C$10] * (([.B24]/([.C$10]/2)) * ([.B24]/([.C$10]/2)) + 1))" office:value-type="float" office:value="0.260909742773599" calcext:value-type="float">
            <text:p>0.260909742773599</text:p>
          </table:table-cell>
          <table:table-cell table:formula="of:=[.Q24]-[.L24]" office:value-type="float" office:value="0" calcext:value-type="float">
            <text:p>0</text:p>
          </table:table-cell>
          <table:table-cell table:formula="of:=(0.636619772367581 / [.C$10]) * EXP(-[.B24] * [.B24] / (0.360673760222241 * [.C$10] * [.C$10]))" office:value-type="float" office:value="0.234637233380098" calcext:value-type="float">
            <text:p>0.234637233380098</text:p>
          </table:table-cell>
          <table:table-cell table:formula="of:=[.S24]-[.M24]" office:value-type="float" office:value="0" calcext:value-type="float">
            <text:p>0</text:p>
          </table:table-cell>
          <table:table-cell table:formula="of:=(0.636619772367581 / [.C$10]) * ((1 - [.C$9]) / ([.B24]/( [.C$10]/2) * [.B24]/( [.C$10]/2) + 1)  +  [.C$9] * (1 + 0.5 * [.B24]/( [.C$10]/2) * [.B24]/( [.C$10]/2)) / ( ([.B24]/( [.C$10]/2) * [.B24]/( [.C$10]/2) + 1) + [.B24]/( [.C$10]/2) * [.B24]/( [.C$10]/2) * [.B24]/( [.C$10]/2) * [.B24]/([.C$10] /2)))" office:value-type="float" office:value="0.242597041933764" calcext:value-type="float">
            <text:p>0.242597041933764</text:p>
          </table:table-cell>
          <table:table-cell table:formula="of:=[.U24]-[.K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4]+0.05" office:value-type="float" office:value="0.65" calcext:value-type="float">
            <text:p>0.65</text:p>
          </table:table-cell>
          <table:table-cell table:formula="of:=[.B25]/(0.5*[.C$10])" office:value-type="float" office:value="1.3" calcext:value-type="float">
            <text:p>1.3</text:p>
          </table:table-cell>
          <table:table-cell table:formula="of:=[.C25]*[.C25]" office:value-type="float" office:value="1.69" calcext:value-type="float">
            <text:p>1.69</text:p>
          </table:table-cell>
          <table:table-cell table:formula="of:=1+[.D25]" office:value-type="float" office:value="2.69" calcext:value-type="float">
            <text:p>2.69</text:p>
          </table:table-cell>
          <table:table-cell table:formula="of:=(1-[.C$9])/[.E25]" office:value-type="float" office:value="0" calcext:value-type="float">
            <text:p>0</text:p>
          </table:table-cell>
          <table:table-cell table:formula="of:=[.C$9]*(1+0.5*[.D25])/([.E25]+[.D25]*[.D25])" office:value-type="float" office:value="0.332666197868773" calcext:value-type="float">
            <text:p>0.332666197868773</text:p>
          </table:table-cell>
          <table:table-cell table:formula="of:=([.G25]+[.F25])*(1/(PI()*0.5*[.C$10]))" office:value-type="float" office:value="0.211781879161607" calcext:value-type="float">
            <text:p>0.211781879161607</text:p>
          </table:table-cell>
          <table:table-cell/>
          <table:table-cell table:formula="of:=[.B25]+0" office:value-type="float" office:value="0.65" calcext:value-type="float">
            <text:p>0.65</text:p>
          </table:table-cell>
          <table:table-cell table:formula="of:=[.H25]+0" office:value-type="float" office:value="0.211781879161607" calcext:value-type="float">
            <text:p>0.211781879161607</text:p>
          </table:table-cell>
          <table:table-cell table:formula="of:=(1/(PI()*0.5*[.C$10]))/[.E25]" office:value-type="float" office:value="0.236661625415458" calcext:value-type="float">
            <text:p>0.236661625415458</text:p>
          </table:table-cell>
          <table:table-cell table:formula="of:=(1/(PI()*0.5*[.C$10]))*EXP(-[.D25]*LN(2))" office:value-type="float" office:value="0.197305608434374" calcext:value-type="float">
            <text:p>0.197305608434374</text:p>
          </table:table-cell>
          <table:table-cell table:formula="of:==([.N$9]*(1+0.5*[.$D25])/([.$E25]+[.$D25]*[.$D25])+(1-[.N$9])/[.$E25])*(1/(PI()*0.5*[.C$10]))" office:value-type="float" office:value="0.249101498542383" calcext:value-type="float">
            <text:p>0.249101498542383</text:p>
          </table:table-cell>
          <table:table-cell table:formula="of:==([.O$9]*(1+0.5*[.$D25])/([.$E25]+[.$D25]*[.$D25])+(1-[.O$9])/[.$E25])*(1/(PI()*0.5*[.C$10]))" office:value-type="float" office:value="0.199342006034681" calcext:value-type="float">
            <text:p>0.199342006034681</text:p>
          </table:table-cell>
          <table:table-cell/>
          <table:table-cell table:formula="of:=0.636619772367581 / ([.C$10] * (([.B25]/([.C$10]/2)) * ([.B25]/([.C$10]/2)) + 1))" office:value-type="float" office:value="0.236661625415458" calcext:value-type="float">
            <text:p>0.236661625415458</text:p>
          </table:table-cell>
          <table:table-cell table:formula="of:=[.Q25]-[.L25]" office:value-type="float" office:value="0" calcext:value-type="float">
            <text:p>0</text:p>
          </table:table-cell>
          <table:table-cell table:formula="of:=(0.636619772367581 / [.C$10]) * EXP(-[.B25] * [.B25] / (0.360673760222241 * [.C$10] * [.C$10]))" office:value-type="float" office:value="0.197305608434374" calcext:value-type="float">
            <text:p>0.197305608434374</text:p>
          </table:table-cell>
          <table:table-cell table:formula="of:=[.S25]-[.M25]" office:value-type="float" office:value="0" calcext:value-type="float">
            <text:p>0</text:p>
          </table:table-cell>
          <table:table-cell table:formula="of:=(0.636619772367581 / [.C$10]) * ((1 - [.C$9]) / ([.B25]/( [.C$10]/2) * [.B25]/( [.C$10]/2) + 1)  +  [.C$9] * (1 + 0.5 * [.B25]/( [.C$10]/2) * [.B25]/( [.C$10]/2)) / ( ([.B25]/( [.C$10]/2) * [.B25]/( [.C$10]/2) + 1) + [.B25]/( [.C$10]/2) * [.B25]/( [.C$10]/2) * [.B25]/( [.C$10]/2) * [.B25]/([.C$10] /2)))" office:value-type="float" office:value="0.211781879161607" calcext:value-type="float">
            <text:p>0.211781879161607</text:p>
          </table:table-cell>
          <table:table-cell table:formula="of:=[.U25]-[.K2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5]+0.05" office:value-type="float" office:value="0.7" calcext:value-type="float">
            <text:p>0.7</text:p>
          </table:table-cell>
          <table:table-cell table:formula="of:=[.B26]/(0.5*[.C$10])" office:value-type="float" office:value="1.4" calcext:value-type="float">
            <text:p>1.4</text:p>
          </table:table-cell>
          <table:table-cell table:formula="of:=[.C26]*[.C26]" office:value-type="float" office:value="1.96" calcext:value-type="float">
            <text:p>1.96</text:p>
          </table:table-cell>
          <table:table-cell table:formula="of:=1+[.D26]" office:value-type="float" office:value="2.96" calcext:value-type="float">
            <text:p>2.96</text:p>
          </table:table-cell>
          <table:table-cell table:formula="of:=(1-[.C$9])/[.E26]" office:value-type="float" office:value="0" calcext:value-type="float">
            <text:p>0</text:p>
          </table:table-cell>
          <table:table-cell table:formula="of:=[.C$9]*(1+0.5*[.D26])/([.E26]+[.D26]*[.D26])" office:value-type="float" office:value="0.291107974594213" calcext:value-type="float">
            <text:p>0.291107974594213</text:p>
          </table:table-cell>
          <table:table-cell table:formula="of:=([.G26]+[.F26])*(1/(PI()*0.5*[.C$10]))" office:value-type="float" office:value="0.185325092520556" calcext:value-type="float">
            <text:p>0.185325092520556</text:p>
          </table:table-cell>
          <table:table-cell/>
          <table:table-cell table:formula="of:=[.B26]+0" office:value-type="float" office:value="0.7" calcext:value-type="float">
            <text:p>0.7</text:p>
          </table:table-cell>
          <table:table-cell table:formula="of:=[.H26]+0" office:value-type="float" office:value="0.185325092520556" calcext:value-type="float">
            <text:p>0.185325092520556</text:p>
          </table:table-cell>
          <table:table-cell table:formula="of:=(1/(PI()*0.5*[.C$10]))/[.E26]" office:value-type="float" office:value="0.21507424742148" calcext:value-type="float">
            <text:p>0.21507424742148</text:p>
          </table:table-cell>
          <table:table-cell table:formula="of:=(1/(PI()*0.5*[.C$10]))*EXP(-[.D26]*LN(2))" office:value-type="float" office:value="0.163629397573437" calcext:value-type="float">
            <text:p>0.163629397573437</text:p>
          </table:table-cell>
          <table:table-cell table:formula="of:==([.N$9]*(1+0.5*[.$D26])/([.$E26]+[.$D26]*[.$D26])+(1-[.N$9])/[.$E26])*(1/(PI()*0.5*[.C$10]))" office:value-type="float" office:value="0.229948824871942" calcext:value-type="float">
            <text:p>0.229948824871942</text:p>
          </table:table-cell>
          <table:table-cell table:formula="of:==([.O$9]*(1+0.5*[.$D26])/([.$E26]+[.$D26]*[.$D26])+(1-[.O$9])/[.$E26])*(1/(PI()*0.5*[.C$10]))" office:value-type="float" office:value="0.170450515070093" calcext:value-type="float">
            <text:p>0.170450515070093</text:p>
          </table:table-cell>
          <table:table-cell/>
          <table:table-cell table:formula="of:=0.636619772367581 / ([.C$10] * (([.B26]/([.C$10]/2)) * ([.B26]/([.C$10]/2)) + 1))" office:value-type="float" office:value="0.21507424742148" calcext:value-type="float">
            <text:p>0.21507424742148</text:p>
          </table:table-cell>
          <table:table-cell table:formula="of:=[.Q26]-[.L26]" office:value-type="float" office:value="0" calcext:value-type="float">
            <text:p>0</text:p>
          </table:table-cell>
          <table:table-cell table:formula="of:=(0.636619772367581 / [.C$10]) * EXP(-[.B26] * [.B26] / (0.360673760222241 * [.C$10] * [.C$10]))" office:value-type="float" office:value="0.163629397573437" calcext:value-type="float">
            <text:p>0.163629397573437</text:p>
          </table:table-cell>
          <table:table-cell table:formula="of:=[.S26]-[.M26]" office:value-type="float" office:value="0" calcext:value-type="float">
            <text:p>0</text:p>
          </table:table-cell>
          <table:table-cell table:formula="of:=(0.636619772367581 / [.C$10]) * ((1 - [.C$9]) / ([.B26]/( [.C$10]/2) * [.B26]/( [.C$10]/2) + 1)  +  [.C$9] * (1 + 0.5 * [.B26]/( [.C$10]/2) * [.B26]/( [.C$10]/2)) / ( ([.B26]/( [.C$10]/2) * [.B26]/( [.C$10]/2) + 1) + [.B26]/( [.C$10]/2) * [.B26]/( [.C$10]/2) * [.B26]/( [.C$10]/2) * [.B26]/([.C$10] /2)))" office:value-type="float" office:value="0.185325092520555" calcext:value-type="float">
            <text:p>0.185325092520555</text:p>
          </table:table-cell>
          <table:table-cell table:formula="of:=[.U26]-[.K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6]+0.05" office:value-type="float" office:value="0.75" calcext:value-type="float">
            <text:p>0.75</text:p>
          </table:table-cell>
          <table:table-cell table:formula="of:=[.B27]/(0.5*[.C$10])" office:value-type="float" office:value="1.5" calcext:value-type="float">
            <text:p>1.5</text:p>
          </table:table-cell>
          <table:table-cell table:formula="of:=[.C27]*[.C27]" office:value-type="float" office:value="2.25" calcext:value-type="float">
            <text:p>2.25</text:p>
          </table:table-cell>
          <table:table-cell table:formula="of:=1+[.D27]" office:value-type="float" office:value="3.25" calcext:value-type="float">
            <text:p>3.25</text:p>
          </table:table-cell>
          <table:table-cell table:formula="of:=(1-[.C$9])/[.E27]" office:value-type="float" office:value="0" calcext:value-type="float">
            <text:p>0</text:p>
          </table:table-cell>
          <table:table-cell table:formula="of:=[.C$9]*(1+0.5*[.D27])/([.E27]+[.D27]*[.D27])" office:value-type="float" office:value="0.255639097744361" calcext:value-type="float">
            <text:p>0.255639097744361</text:p>
          </table:table-cell>
          <table:table-cell table:formula="of:=([.G27]+[.F27])*(1/(PI()*0.5*[.C$10]))" office:value-type="float" office:value="0.162744904214269" calcext:value-type="float">
            <text:p>0.162744904214269</text:p>
          </table:table-cell>
          <table:table-cell/>
          <table:table-cell table:formula="of:=[.B27]+0" office:value-type="float" office:value="0.75" calcext:value-type="float">
            <text:p>0.75</text:p>
          </table:table-cell>
          <table:table-cell table:formula="of:=[.H27]+0" office:value-type="float" office:value="0.162744904214269" calcext:value-type="float">
            <text:p>0.162744904214269</text:p>
          </table:table-cell>
          <table:table-cell table:formula="of:=(1/(PI()*0.5*[.C$10]))/[.E27]" office:value-type="float" office:value="0.195883006882333" calcext:value-type="float">
            <text:p>0.195883006882333</text:p>
          </table:table-cell>
          <table:table-cell table:formula="of:=(1/(PI()*0.5*[.C$10]))*EXP(-[.D27]*LN(2))" office:value-type="float" office:value="0.133832821115884" calcext:value-type="float">
            <text:p>0.133832821115884</text:p>
          </table:table-cell>
          <table:table-cell table:formula="of:==([.N$9]*(1+0.5*[.$D27])/([.$E27]+[.$D27]*[.$D27])+(1-[.N$9])/[.$E27])*(1/(PI()*0.5*[.C$10]))" office:value-type="float" office:value="0.212452058216365" calcext:value-type="float">
            <text:p>0.212452058216365</text:p>
          </table:table-cell>
          <table:table-cell table:formula="of:==([.O$9]*(1+0.5*[.$D27])/([.$E27]+[.$D27]*[.$D27])+(1-[.O$9])/[.$E27])*(1/(PI()*0.5*[.C$10]))" office:value-type="float" office:value="0.146175852880237" calcext:value-type="float">
            <text:p>0.146175852880237</text:p>
          </table:table-cell>
          <table:table-cell/>
          <table:table-cell table:formula="of:=0.636619772367581 / ([.C$10] * (([.B27]/([.C$10]/2)) * ([.B27]/([.C$10]/2)) + 1))" office:value-type="float" office:value="0.195883006882333" calcext:value-type="float">
            <text:p>0.195883006882333</text:p>
          </table:table-cell>
          <table:table-cell table:formula="of:=[.Q27]-[.L27]" office:value-type="float" office:value="0" calcext:value-type="float">
            <text:p>0</text:p>
          </table:table-cell>
          <table:table-cell table:formula="of:=(0.636619772367581 / [.C$10]) * EXP(-[.B27] * [.B27] / (0.360673760222241 * [.C$10] * [.C$10]))" office:value-type="float" office:value="0.133832821115884" calcext:value-type="float">
            <text:p>0.133832821115884</text:p>
          </table:table-cell>
          <table:table-cell table:formula="of:=[.S27]-[.M27]" office:value-type="float" office:value="0" calcext:value-type="float">
            <text:p>0</text:p>
          </table:table-cell>
          <table:table-cell table:formula="of:=(0.636619772367581 / [.C$10]) * ((1 - [.C$9]) / ([.B27]/( [.C$10]/2) * [.B27]/( [.C$10]/2) + 1)  +  [.C$9] * (1 + 0.5 * [.B27]/( [.C$10]/2) * [.B27]/( [.C$10]/2)) / ( ([.B27]/( [.C$10]/2) * [.B27]/( [.C$10]/2) + 1) + [.B27]/( [.C$10]/2) * [.B27]/( [.C$10]/2) * [.B27]/( [.C$10]/2) * [.B27]/([.C$10] /2)))" office:value-type="float" office:value="0.162744904214269" calcext:value-type="float">
            <text:p>0.162744904214269</text:p>
          </table:table-cell>
          <table:table-cell table:formula="of:=[.U27]-[.K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7]+0.05" office:value-type="float" office:value="0.8" calcext:value-type="float">
            <text:p>0.8</text:p>
          </table:table-cell>
          <table:table-cell table:formula="of:=[.B28]/(0.5*[.C$10])" office:value-type="float" office:value="1.6" calcext:value-type="float">
            <text:p>1.6</text:p>
          </table:table-cell>
          <table:table-cell table:formula="of:=[.C28]*[.C28]" office:value-type="float" office:value="2.56" calcext:value-type="float">
            <text:p>2.56</text:p>
          </table:table-cell>
          <table:table-cell table:formula="of:=1+[.D28]" office:value-type="float" office:value="3.56" calcext:value-type="float">
            <text:p>3.56</text:p>
          </table:table-cell>
          <table:table-cell table:formula="of:=(1-[.C$9])/[.E28]" office:value-type="float" office:value="0" calcext:value-type="float">
            <text:p>0</text:p>
          </table:table-cell>
          <table:table-cell table:formula="of:=[.C$9]*(1+0.5*[.D28])/([.E28]+[.D28]*[.D28])" office:value-type="float" office:value="0.225439012814428" calcext:value-type="float">
            <text:p>0.225439012814428</text:p>
          </table:table-cell>
          <table:table-cell table:formula="of:=([.G28]+[.F28])*(1/(PI()*0.5*[.C$10]))" office:value-type="float" office:value="0.143518933020693" calcext:value-type="float">
            <text:p>0.143518933020693</text:p>
          </table:table-cell>
          <table:table-cell/>
          <table:table-cell table:formula="of:=[.B28]+0" office:value-type="float" office:value="0.8" calcext:value-type="float">
            <text:p>0.8</text:p>
          </table:table-cell>
          <table:table-cell table:formula="of:=[.H28]+0" office:value-type="float" office:value="0.143518933020693" calcext:value-type="float">
            <text:p>0.143518933020693</text:p>
          </table:table-cell>
          <table:table-cell table:formula="of:=(1/(PI()*0.5*[.C$10]))/[.E28]" office:value-type="float" office:value="0.178825778754939" calcext:value-type="float">
            <text:p>0.178825778754939</text:p>
          </table:table-cell>
          <table:table-cell table:formula="of:=(1/(PI()*0.5*[.C$10]))*EXP(-[.D28]*LN(2))" office:value-type="float" office:value="0.107955142266577" calcext:value-type="float">
            <text:p>0.107955142266577</text:p>
          </table:table-cell>
          <table:table-cell table:formula="of:==([.N$9]*(1+0.5*[.$D28])/([.$E28]+[.$D28]*[.$D28])+(1-[.N$9])/[.$E28])*(1/(PI()*0.5*[.C$10]))" office:value-type="float" office:value="0.196479201622061" calcext:value-type="float">
            <text:p>0.196479201622061</text:p>
          </table:table-cell>
          <table:table-cell table:formula="of:==([.O$9]*(1+0.5*[.$D28])/([.$E28]+[.$D28]*[.$D28])+(1-[.O$9])/[.$E28])*(1/(PI()*0.5*[.C$10]))" office:value-type="float" office:value="0.125865510153571" calcext:value-type="float">
            <text:p>0.125865510153571</text:p>
          </table:table-cell>
          <table:table-cell/>
          <table:table-cell table:formula="of:=0.636619772367581 / ([.C$10] * (([.B28]/([.C$10]/2)) * ([.B28]/([.C$10]/2)) + 1))" office:value-type="float" office:value="0.178825778754938" calcext:value-type="float">
            <text:p>0.178825778754938</text:p>
          </table:table-cell>
          <table:table-cell table:formula="of:=[.Q28]-[.L28]" office:value-type="float" office:value="0" calcext:value-type="float">
            <text:p>0</text:p>
          </table:table-cell>
          <table:table-cell table:formula="of:=(0.636619772367581 / [.C$10]) * EXP(-[.B28] * [.B28] / (0.360673760222241 * [.C$10] * [.C$10]))" office:value-type="float" office:value="0.107955142266577" calcext:value-type="float">
            <text:p>0.107955142266577</text:p>
          </table:table-cell>
          <table:table-cell table:formula="of:=[.S28]-[.M28]" office:value-type="float" office:value="0" calcext:value-type="float">
            <text:p>0</text:p>
          </table:table-cell>
          <table:table-cell table:formula="of:=(0.636619772367581 / [.C$10]) * ((1 - [.C$9]) / ([.B28]/( [.C$10]/2) * [.B28]/( [.C$10]/2) + 1)  +  [.C$9] * (1 + 0.5 * [.B28]/( [.C$10]/2) * [.B28]/( [.C$10]/2)) / ( ([.B28]/( [.C$10]/2) * [.B28]/( [.C$10]/2) + 1) + [.B28]/( [.C$10]/2) * [.B28]/( [.C$10]/2) * [.B28]/( [.C$10]/2) * [.B28]/([.C$10] /2)))" office:value-type="float" office:value="0.143518933020693" calcext:value-type="float">
            <text:p>0.143518933020693</text:p>
          </table:table-cell>
          <table:table-cell table:formula="of:=[.U28]-[.K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8]+0.05" office:value-type="float" office:value="0.85" calcext:value-type="float">
            <text:p>0.85</text:p>
          </table:table-cell>
          <table:table-cell table:formula="of:=[.B29]/(0.5*[.C$10])" office:value-type="float" office:value="1.7" calcext:value-type="float">
            <text:p>1.7</text:p>
          </table:table-cell>
          <table:table-cell table:formula="of:=[.C29]*[.C29]" office:value-type="float" office:value="2.89" calcext:value-type="float">
            <text:p>2.89</text:p>
          </table:table-cell>
          <table:table-cell table:formula="of:=1+[.D29]" office:value-type="float" office:value="3.89" calcext:value-type="float">
            <text:p>3.89</text:p>
          </table:table-cell>
          <table:table-cell table:formula="of:=(1-[.C$9])/[.E29]" office:value-type="float" office:value="0" calcext:value-type="float">
            <text:p>0</text:p>
          </table:table-cell>
          <table:table-cell table:formula="of:=[.C$9]*(1+0.5*[.D29])/([.E29]+[.D29]*[.D29])" office:value-type="float" office:value="0.199720636165364" calcext:value-type="float">
            <text:p>0.199720636165364</text:p>
          </table:table-cell>
          <table:table-cell table:formula="of:=([.G29]+[.F29])*(1/(PI()*0.5*[.C$10]))" office:value-type="float" office:value="0.127146105932702" calcext:value-type="float">
            <text:p>0.127146105932702</text:p>
          </table:table-cell>
          <table:table-cell/>
          <table:table-cell table:formula="of:=[.B29]+0" office:value-type="float" office:value="0.85" calcext:value-type="float">
            <text:p>0.85</text:p>
          </table:table-cell>
          <table:table-cell table:formula="of:=[.H29]+0" office:value-type="float" office:value="0.127146105932702" calcext:value-type="float">
            <text:p>0.127146105932702</text:p>
          </table:table-cell>
          <table:table-cell table:formula="of:=(1/(PI()*0.5*[.C$10]))/[.E29]" office:value-type="float" office:value="0.163655468474957" calcext:value-type="float">
            <text:p>0.163655468474957</text:p>
          </table:table-cell>
          <table:table-cell table:formula="of:=(1/(PI()*0.5*[.C$10]))*EXP(-[.D29]*LN(2))" office:value-type="float" office:value="0.0858822542820143" calcext:value-type="float">
            <text:p>0.0858822542820143</text:p>
          </table:table-cell>
          <table:table-cell table:formula="of:==([.N$9]*(1+0.5*[.$D29])/([.$E29]+[.$D29]*[.$D29])+(1-[.N$9])/[.$E29])*(1/(PI()*0.5*[.C$10]))" office:value-type="float" office:value="0.181910149746084" calcext:value-type="float">
            <text:p>0.181910149746084</text:p>
          </table:table-cell>
          <table:table-cell table:formula="of:==([.O$9]*(1+0.5*[.$D29])/([.$E29]+[.$D29]*[.$D29])+(1-[.O$9])/[.$E29])*(1/(PI()*0.5*[.C$10]))" office:value-type="float" office:value="0.108891424661575" calcext:value-type="float">
            <text:p>0.108891424661575</text:p>
          </table:table-cell>
          <table:table-cell/>
          <table:table-cell table:formula="of:=0.636619772367581 / ([.C$10] * (([.B29]/([.C$10]/2)) * ([.B29]/([.C$10]/2)) + 1))" office:value-type="float" office:value="0.163655468474957" calcext:value-type="float">
            <text:p>0.163655468474957</text:p>
          </table:table-cell>
          <table:table-cell table:formula="of:=[.Q29]-[.L29]" office:value-type="float" office:value="0" calcext:value-type="float">
            <text:p>0</text:p>
          </table:table-cell>
          <table:table-cell table:formula="of:=(0.636619772367581 / [.C$10]) * EXP(-[.B29] * [.B29] / (0.360673760222241 * [.C$10] * [.C$10]))" office:value-type="float" office:value="0.0858822542820143" calcext:value-type="float">
            <text:p>0.0858822542820143</text:p>
          </table:table-cell>
          <table:table-cell table:formula="of:=[.S29]-[.M29]" office:value-type="float" office:value="0" calcext:value-type="float">
            <text:p>0</text:p>
          </table:table-cell>
          <table:table-cell table:formula="of:=(0.636619772367581 / [.C$10]) * ((1 - [.C$9]) / ([.B29]/( [.C$10]/2) * [.B29]/( [.C$10]/2) + 1)  +  [.C$9] * (1 + 0.5 * [.B29]/( [.C$10]/2) * [.B29]/( [.C$10]/2)) / ( ([.B29]/( [.C$10]/2) * [.B29]/( [.C$10]/2) + 1) + [.B29]/( [.C$10]/2) * [.B29]/( [.C$10]/2) * [.B29]/( [.C$10]/2) * [.B29]/([.C$10] /2)))" office:value-type="float" office:value="0.127146105932702" calcext:value-type="float">
            <text:p>0.127146105932702</text:p>
          </table:table-cell>
          <table:table-cell table:formula="of:=[.U29]-[.K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9]+0.05" office:value-type="float" office:value="0.9" calcext:value-type="float">
            <text:p>0.9</text:p>
          </table:table-cell>
          <table:table-cell table:formula="of:=[.B30]/(0.5*[.C$10])" office:value-type="float" office:value="1.8" calcext:value-type="float">
            <text:p>1.8</text:p>
          </table:table-cell>
          <table:table-cell table:formula="of:=[.C30]*[.C30]" office:value-type="float" office:value="3.24" calcext:value-type="float">
            <text:p>3.24</text:p>
          </table:table-cell>
          <table:table-cell table:formula="of:=1+[.D30]" office:value-type="float" office:value="4.24" calcext:value-type="float">
            <text:p>4.24</text:p>
          </table:table-cell>
          <table:table-cell table:formula="of:=(1-[.C$9])/[.E30]" office:value-type="float" office:value="0" calcext:value-type="float">
            <text:p>0</text:p>
          </table:table-cell>
          <table:table-cell table:formula="of:=[.C$9]*(1+0.5*[.D30])/([.E30]+[.D30]*[.D30])" office:value-type="float" office:value="0.177776571490609" calcext:value-type="float">
            <text:p>0.177776571490609</text:p>
          </table:table-cell>
          <table:table-cell table:formula="of:=([.G30]+[.F30])*(1/(PI()*0.5*[.C$10]))" office:value-type="float" office:value="0.113176080474641" calcext:value-type="float">
            <text:p>0.113176080474641</text:p>
          </table:table-cell>
          <table:table-cell/>
          <table:table-cell table:formula="of:=[.B30]+0" office:value-type="float" office:value="0.9" calcext:value-type="float">
            <text:p>0.9</text:p>
          </table:table-cell>
          <table:table-cell table:formula="of:=[.H30]+0" office:value-type="float" office:value="0.113176080474641" calcext:value-type="float">
            <text:p>0.113176080474641</text:p>
          </table:table-cell>
          <table:table-cell table:formula="of:=(1/(PI()*0.5*[.C$10]))/[.E30]" office:value-type="float" office:value="0.150146172728203" calcext:value-type="float">
            <text:p>0.150146172728203</text:p>
          </table:table-cell>
          <table:table-cell table:formula="of:=(1/(PI()*0.5*[.C$10]))*EXP(-[.D30]*LN(2))" office:value-type="float" office:value="0.0673818510011935" calcext:value-type="float">
            <text:p>0.0673818510011935</text:p>
          </table:table-cell>
          <table:table-cell table:formula="of:==([.N$9]*(1+0.5*[.$D30])/([.$E30]+[.$D30]*[.$D30])+(1-[.N$9])/[.$E30])*(1/(PI()*0.5*[.C$10]))" office:value-type="float" office:value="0.168631218854984" calcext:value-type="float">
            <text:p>0.168631218854984</text:p>
          </table:table-cell>
          <table:table-cell table:formula="of:==([.O$9]*(1+0.5*[.$D30])/([.$E30]+[.$D30]*[.$D30])+(1-[.O$9])/[.$E30])*(1/(PI()*0.5*[.C$10]))" office:value-type="float" office:value="0.0946910343478593" calcext:value-type="float">
            <text:p>0.0946910343478593</text:p>
          </table:table-cell>
          <table:table-cell/>
          <table:table-cell table:formula="of:=0.636619772367581 / ([.C$10] * (([.B30]/([.C$10]/2)) * ([.B30]/([.C$10]/2)) + 1))" office:value-type="float" office:value="0.150146172728203" calcext:value-type="float">
            <text:p>0.150146172728203</text:p>
          </table:table-cell>
          <table:table-cell table:formula="of:=[.Q30]-[.L30]" office:value-type="float" office:value="0" calcext:value-type="float">
            <text:p>0</text:p>
          </table:table-cell>
          <table:table-cell table:formula="of:=(0.636619772367581 / [.C$10]) * EXP(-[.B30] * [.B30] / (0.360673760222241 * [.C$10] * [.C$10]))" office:value-type="float" office:value="0.0673818510011935" calcext:value-type="float">
            <text:p>0.0673818510011935</text:p>
          </table:table-cell>
          <table:table-cell table:formula="of:=[.S30]-[.M30]" office:value-type="float" office:value="0" calcext:value-type="float">
            <text:p>0</text:p>
          </table:table-cell>
          <table:table-cell table:formula="of:=(0.636619772367581 / [.C$10]) * ((1 - [.C$9]) / ([.B30]/( [.C$10]/2) * [.B30]/( [.C$10]/2) + 1)  +  [.C$9] * (1 + 0.5 * [.B30]/( [.C$10]/2) * [.B30]/( [.C$10]/2)) / ( ([.B30]/( [.C$10]/2) * [.B30]/( [.C$10]/2) + 1) + [.B30]/( [.C$10]/2) * [.B30]/( [.C$10]/2) * [.B30]/( [.C$10]/2) * [.B30]/([.C$10] /2)))" office:value-type="float" office:value="0.11317608047464" calcext:value-type="float">
            <text:p>0.11317608047464</text:p>
          </table:table-cell>
          <table:table-cell table:formula="of:=[.U30]-[.K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0]+0.05" office:value-type="float" office:value="0.95" calcext:value-type="float">
            <text:p>0.95</text:p>
          </table:table-cell>
          <table:table-cell table:formula="of:=[.B31]/(0.5*[.C$10])" office:value-type="float" office:value="1.9" calcext:value-type="float">
            <text:p>1.9</text:p>
          </table:table-cell>
          <table:table-cell table:formula="of:=[.C31]*[.C31]" office:value-type="float" office:value="3.61" calcext:value-type="float">
            <text:p>3.61</text:p>
          </table:table-cell>
          <table:table-cell table:formula="of:=1+[.D31]" office:value-type="float" office:value="4.61" calcext:value-type="float">
            <text:p>4.61</text:p>
          </table:table-cell>
          <table:table-cell table:formula="of:=(1-[.C$9])/[.E31]" office:value-type="float" office:value="0" calcext:value-type="float">
            <text:p>0</text:p>
          </table:table-cell>
          <table:table-cell table:formula="of:=[.C$9]*(1+0.5*[.D31])/([.E31]+[.D31]*[.D31])" office:value-type="float" office:value="0.158994677504379" calcext:value-type="float">
            <text:p>0.158994677504379</text:p>
          </table:table-cell>
          <table:table-cell table:formula="of:=([.G31]+[.F31])*(1/(PI()*0.5*[.C$10]))" office:value-type="float" office:value="0.101219155400495" calcext:value-type="float">
            <text:p>0.101219155400495</text:p>
          </table:table-cell>
          <table:table-cell/>
          <table:table-cell table:formula="of:=[.B31]+0" office:value-type="float" office:value="0.95" calcext:value-type="float">
            <text:p>0.95</text:p>
          </table:table-cell>
          <table:table-cell table:formula="of:=[.H31]+0" office:value-type="float" office:value="0.101219155400495" calcext:value-type="float">
            <text:p>0.101219155400495</text:p>
          </table:table-cell>
          <table:table-cell table:formula="of:=(1/(PI()*0.5*[.C$10]))/[.E31]" office:value-type="float" office:value="0.138095395307501" calcext:value-type="float">
            <text:p>0.138095395307501</text:p>
          </table:table-cell>
          <table:table-cell table:formula="of:=(1/(PI()*0.5*[.C$10]))*EXP(-[.D31]*LN(2))" office:value-type="float" office:value="0.0521388969047681" calcext:value-type="float">
            <text:p>0.0521388969047681</text:p>
          </table:table-cell>
          <table:table-cell table:formula="of:==([.N$9]*(1+0.5*[.$D31])/([.$E31]+[.$D31]*[.$D31])+(1-[.N$9])/[.$E31])*(1/(PI()*0.5*[.C$10]))" office:value-type="float" office:value="0.156533515261005" calcext:value-type="float">
            <text:p>0.156533515261005</text:p>
          </table:table-cell>
          <table:table-cell table:formula="of:==([.O$9]*(1+0.5*[.$D31])/([.$E31]+[.$D31]*[.$D31])+(1-[.O$9])/[.$E31])*(1/(PI()*0.5*[.C$10]))" office:value-type="float" office:value="0.0827810354469911" calcext:value-type="float">
            <text:p>0.0827810354469911</text:p>
          </table:table-cell>
          <table:table-cell/>
          <table:table-cell table:formula="of:=0.636619772367581 / ([.C$10] * (([.B31]/([.C$10]/2)) * ([.B31]/([.C$10]/2)) + 1))" office:value-type="float" office:value="0.138095395307501" calcext:value-type="float">
            <text:p>0.138095395307501</text:p>
          </table:table-cell>
          <table:table-cell table:formula="of:=[.Q31]-[.L31]" office:value-type="float" office:value="0" calcext:value-type="float">
            <text:p>0</text:p>
          </table:table-cell>
          <table:table-cell table:formula="of:=(0.636619772367581 / [.C$10]) * EXP(-[.B31] * [.B31] / (0.360673760222241 * [.C$10] * [.C$10]))" office:value-type="float" office:value="0.0521388969047682" calcext:value-type="float">
            <text:p>0.0521388969047682</text:p>
          </table:table-cell>
          <table:table-cell table:formula="of:=[.S31]-[.M31]" office:value-type="float" office:value="0" calcext:value-type="float">
            <text:p>0</text:p>
          </table:table-cell>
          <table:table-cell table:formula="of:=(0.636619772367581 / [.C$10]) * ((1 - [.C$9]) / ([.B31]/( [.C$10]/2) * [.B31]/( [.C$10]/2) + 1)  +  [.C$9] * (1 + 0.5 * [.B31]/( [.C$10]/2) * [.B31]/( [.C$10]/2)) / ( ([.B31]/( [.C$10]/2) * [.B31]/( [.C$10]/2) + 1) + [.B31]/( [.C$10]/2) * [.B31]/( [.C$10]/2) * [.B31]/( [.C$10]/2) * [.B31]/([.C$10] /2)))" office:value-type="float" office:value="0.101219155400494" calcext:value-type="float">
            <text:p>0.101219155400494</text:p>
          </table:table-cell>
          <table:table-cell table:formula="of:=[.U31]-[.K3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1]+0.05" office:value-type="float" office:value="1" calcext:value-type="float">
            <text:p>1</text:p>
          </table:table-cell>
          <table:table-cell table:formula="of:=[.B32]/(0.5*[.C$10])" office:value-type="float" office:value="2" calcext:value-type="float">
            <text:p>2</text:p>
          </table:table-cell>
          <table:table-cell table:formula="of:=[.C32]*[.C32]" office:value-type="float" office:value="4" calcext:value-type="float">
            <text:p>4</text:p>
          </table:table-cell>
          <table:table-cell table:formula="of:=1+[.D32]" office:value-type="float" office:value="5" calcext:value-type="float">
            <text:p>5</text:p>
          </table:table-cell>
          <table:table-cell table:formula="of:=(1-[.C$9])/[.E32]" office:value-type="float" office:value="0" calcext:value-type="float">
            <text:p>0</text:p>
          </table:table-cell>
          <table:table-cell table:formula="of:=[.C$9]*(1+0.5*[.D32])/([.E32]+[.D32]*[.D32])" office:value-type="float" office:value="0.142857142857143" calcext:value-type="float">
            <text:p>0.142857142857143</text:p>
          </table:table-cell>
          <table:table-cell table:formula="of:=([.G32]+[.F32])*(1/(PI()*0.5*[.C$10]))" office:value-type="float" office:value="0.0909456817667973" calcext:value-type="float">
            <text:p>0.0909456817667973</text:p>
          </table:table-cell>
          <table:table-cell/>
          <table:table-cell table:formula="of:=[.B32]+0" office:value-type="float" office:value="1" calcext:value-type="float">
            <text:p>1</text:p>
          </table:table-cell>
          <table:table-cell table:formula="of:=[.H32]+0" office:value-type="float" office:value="0.0909456817667973" calcext:value-type="float">
            <text:p>0.0909456817667973</text:p>
          </table:table-cell>
          <table:table-cell table:formula="of:=(1/(PI()*0.5*[.C$10]))/[.E32]" office:value-type="float" office:value="0.127323954473516" calcext:value-type="float">
            <text:p>0.127323954473516</text:p>
          </table:table-cell>
          <table:table-cell table:formula="of:=(1/(PI()*0.5*[.C$10]))*EXP(-[.D32]*LN(2))" office:value-type="float" office:value="0.0397887357729738" calcext:value-type="float">
            <text:p>0.0397887357729738</text:p>
          </table:table-cell>
          <table:table-cell table:formula="of:==([.N$9]*(1+0.5*[.$D32])/([.$E32]+[.$D32]*[.$D32])+(1-[.N$9])/[.$E32])*(1/(PI()*0.5*[.C$10]))" office:value-type="float" office:value="0.145513090826876" calcext:value-type="float">
            <text:p>0.145513090826876</text:p>
          </table:table-cell>
          <table:table-cell table:formula="of:==([.O$9]*(1+0.5*[.$D32])/([.$E32]+[.$D32]*[.$D32])+(1-[.O$9])/[.$E32])*(1/(PI()*0.5*[.C$10]))" office:value-type="float" office:value="0.0727565454134379" calcext:value-type="float">
            <text:p>0.0727565454134379</text:p>
          </table:table-cell>
          <table:table-cell/>
          <table:table-cell table:formula="of:=0.636619772367581 / ([.C$10] * (([.B32]/([.C$10]/2)) * ([.B32]/([.C$10]/2)) + 1))" office:value-type="float" office:value="0.127323954473516" calcext:value-type="float">
            <text:p>0.127323954473516</text:p>
          </table:table-cell>
          <table:table-cell table:formula="of:=[.Q32]-[.L32]" office:value-type="float" office:value="0" calcext:value-type="float">
            <text:p>0</text:p>
          </table:table-cell>
          <table:table-cell table:formula="of:=(0.636619772367581 / [.C$10]) * EXP(-[.B32] * [.B32] / (0.360673760222241 * [.C$10] * [.C$10]))" office:value-type="float" office:value="0.0397887357729738" calcext:value-type="float">
            <text:p>0.0397887357729738</text:p>
          </table:table-cell>
          <table:table-cell table:formula="of:=[.S32]-[.M32]" office:value-type="float" office:value="0" calcext:value-type="float">
            <text:p>0</text:p>
          </table:table-cell>
          <table:table-cell table:formula="of:=(0.636619772367581 / [.C$10]) * ((1 - [.C$9]) / ([.B32]/( [.C$10]/2) * [.B32]/( [.C$10]/2) + 1)  +  [.C$9] * (1 + 0.5 * [.B32]/( [.C$10]/2) * [.B32]/( [.C$10]/2)) / ( ([.B32]/( [.C$10]/2) * [.B32]/( [.C$10]/2) + 1) + [.B32]/( [.C$10]/2) * [.B32]/( [.C$10]/2) * [.B32]/( [.C$10]/2) * [.B32]/([.C$10] /2)))" office:value-type="float" office:value="0.0909456817667973" calcext:value-type="float">
            <text:p>0.0909456817667973</text:p>
          </table:table-cell>
          <table:table-cell table:formula="of:=[.U32]-[.K3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2]+0.05" office:value-type="float" office:value="1.05" calcext:value-type="float">
            <text:p>1.05</text:p>
          </table:table-cell>
          <table:table-cell table:formula="of:=[.B33]/(0.5*[.C$10])" office:value-type="float" office:value="2.1" calcext:value-type="float">
            <text:p>2.1</text:p>
          </table:table-cell>
          <table:table-cell table:formula="of:=[.C33]*[.C33]" office:value-type="float" office:value="4.41" calcext:value-type="float">
            <text:p>4.41</text:p>
          </table:table-cell>
          <table:table-cell table:formula="of:=1+[.D33]" office:value-type="float" office:value="5.41" calcext:value-type="float">
            <text:p>5.41</text:p>
          </table:table-cell>
          <table:table-cell table:formula="of:=(1-[.C$9])/[.E33]" office:value-type="float" office:value="0" calcext:value-type="float">
            <text:p>0</text:p>
          </table:table-cell>
          <table:table-cell table:formula="of:=[.C$9]*(1+0.5*[.D33])/([.E33]+[.D33]*[.D33])" office:value-type="float" office:value="0.128931816993254" calcext:value-type="float">
            <text:p>0.128931816993254</text:p>
          </table:table-cell>
          <table:table-cell table:formula="of:=([.G33]+[.F33])*(1/(PI()*0.5*[.C$10]))" office:value-type="float" office:value="0.0820805439851838" calcext:value-type="float">
            <text:p>0.0820805439851838</text:p>
          </table:table-cell>
          <table:table-cell/>
          <table:table-cell table:formula="of:=[.B33]+0" office:value-type="float" office:value="1.05" calcext:value-type="float">
            <text:p>1.05</text:p>
          </table:table-cell>
          <table:table-cell table:formula="of:=[.H33]+0" office:value-type="float" office:value="0.0820805439851838" calcext:value-type="float">
            <text:p>0.0820805439851838</text:p>
          </table:table-cell>
          <table:table-cell table:formula="of:=(1/(PI()*0.5*[.C$10]))/[.E33]" office:value-type="float" office:value="0.117674634448721" calcext:value-type="float">
            <text:p>0.117674634448721</text:p>
          </table:table-cell>
          <table:table-cell table:formula="of:=(1/(PI()*0.5*[.C$10]))*EXP(-[.D33]*LN(2))" office:value-type="float" office:value="0.0299459325529336" calcext:value-type="float">
            <text:p>0.0299459325529336</text:p>
          </table:table-cell>
          <table:table-cell table:formula="of:==([.N$9]*(1+0.5*[.$D33])/([.$E33]+[.$D33]*[.$D33])+(1-[.N$9])/[.$E33])*(1/(PI()*0.5*[.C$10]))" office:value-type="float" office:value="0.13547167968049" calcext:value-type="float">
            <text:p>0.13547167968049</text:p>
          </table:table-cell>
          <table:table-cell table:formula="of:==([.O$9]*(1+0.5*[.$D33])/([.$E33]+[.$D33]*[.$D33])+(1-[.O$9])/[.$E33])*(1/(PI()*0.5*[.C$10]))" office:value-type="float" office:value="0.0642834987534151" calcext:value-type="float">
            <text:p>0.0642834987534151</text:p>
          </table:table-cell>
          <table:table-cell/>
          <table:table-cell table:formula="of:=0.636619772367581 / ([.C$10] * (([.B33]/([.C$10]/2)) * ([.B33]/([.C$10]/2)) + 1))" office:value-type="float" office:value="0.117674634448721" calcext:value-type="float">
            <text:p>0.117674634448721</text:p>
          </table:table-cell>
          <table:table-cell table:formula="of:=[.Q33]-[.L33]" office:value-type="float" office:value="0" calcext:value-type="float">
            <text:p>0</text:p>
          </table:table-cell>
          <table:table-cell table:formula="of:=(0.636619772367581 / [.C$10]) * EXP(-[.B33] * [.B33] / (0.360673760222241 * [.C$10] * [.C$10]))" office:value-type="float" office:value="0.0299459325529336" calcext:value-type="float">
            <text:p>0.0299459325529336</text:p>
          </table:table-cell>
          <table:table-cell table:formula="of:=[.S33]-[.M33]" office:value-type="float" office:value="0" calcext:value-type="float">
            <text:p>0</text:p>
          </table:table-cell>
          <table:table-cell table:formula="of:=(0.636619772367581 / [.C$10]) * ((1 - [.C$9]) / ([.B33]/( [.C$10]/2) * [.B33]/( [.C$10]/2) + 1)  +  [.C$9] * (1 + 0.5 * [.B33]/( [.C$10]/2) * [.B33]/( [.C$10]/2)) / ( ([.B33]/( [.C$10]/2) * [.B33]/( [.C$10]/2) + 1) + [.B33]/( [.C$10]/2) * [.B33]/( [.C$10]/2) * [.B33]/( [.C$10]/2) * [.B33]/([.C$10] /2)))" office:value-type="float" office:value="0.0820805439851838" calcext:value-type="float">
            <text:p>0.0820805439851838</text:p>
          </table:table-cell>
          <table:table-cell table:formula="of:=[.U33]-[.K3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3]+0.05" office:value-type="float" office:value="1.1" calcext:value-type="float">
            <text:p>1.1</text:p>
          </table:table-cell>
          <table:table-cell table:formula="of:=[.B34]/(0.5*[.C$10])" office:value-type="float" office:value="2.2" calcext:value-type="float">
            <text:p>2.2</text:p>
          </table:table-cell>
          <table:table-cell table:formula="of:=[.C34]*[.C34]" office:value-type="float" office:value="4.84" calcext:value-type="float">
            <text:p>4.84</text:p>
          </table:table-cell>
          <table:table-cell table:formula="of:=1+[.D34]" office:value-type="float" office:value="5.84" calcext:value-type="float">
            <text:p>5.84</text:p>
          </table:table-cell>
          <table:table-cell table:formula="of:=(1-[.C$9])/[.E34]" office:value-type="float" office:value="0" calcext:value-type="float">
            <text:p>0</text:p>
          </table:table-cell>
          <table:table-cell table:formula="of:=[.C$9]*(1+0.5*[.D34])/([.E34]+[.D34]*[.D34])" office:value-type="float" office:value="0.116860751189109" calcext:value-type="float">
            <text:p>0.116860751189109</text:p>
          </table:table-cell>
          <table:table-cell table:formula="of:=([.G34]+[.F34])*(1/(PI()*0.5*[.C$10]))" office:value-type="float" office:value="0.0743958648207154" calcext:value-type="float">
            <text:p>0.0743958648207154</text:p>
          </table:table-cell>
          <table:table-cell/>
          <table:table-cell table:formula="of:=[.B34]+0" office:value-type="float" office:value="1.1" calcext:value-type="float">
            <text:p>1.1</text:p>
          </table:table-cell>
          <table:table-cell table:formula="of:=[.H34]+0" office:value-type="float" office:value="0.0743958648207154" calcext:value-type="float">
            <text:p>0.0743958648207154</text:p>
          </table:table-cell>
          <table:table-cell table:formula="of:=(1/(PI()*0.5*[.C$10]))/[.E34]" office:value-type="float" office:value="0.109010234994449" calcext:value-type="float">
            <text:p>0.109010234994449</text:p>
          </table:table-cell>
          <table:table-cell table:formula="of:=(1/(PI()*0.5*[.C$10]))*EXP(-[.D34]*LN(2))" office:value-type="float" office:value="0.0222277213596488" calcext:value-type="float">
            <text:p>0.0222277213596488</text:p>
          </table:table-cell>
          <table:table-cell table:formula="of:==([.N$9]*(1+0.5*[.$D34])/([.$E34]+[.$D34]*[.$D34])+(1-[.N$9])/[.$E34])*(1/(PI()*0.5*[.C$10]))" office:value-type="float" office:value="0.126317420081316" calcext:value-type="float">
            <text:p>0.126317420081316</text:p>
          </table:table-cell>
          <table:table-cell table:formula="of:==([.O$9]*(1+0.5*[.$D34])/([.$E34]+[.$D34]*[.$D34])+(1-[.O$9])/[.$E34])*(1/(PI()*0.5*[.C$10]))" office:value-type="float" office:value="0.0570886797338486" calcext:value-type="float">
            <text:p>0.0570886797338486</text:p>
          </table:table-cell>
          <table:table-cell/>
          <table:table-cell table:formula="of:=0.636619772367581 / ([.C$10] * (([.B34]/([.C$10]/2)) * ([.B34]/([.C$10]/2)) + 1))" office:value-type="float" office:value="0.109010234994449" calcext:value-type="float">
            <text:p>0.109010234994449</text:p>
          </table:table-cell>
          <table:table-cell table:formula="of:=[.Q34]-[.L34]" office:value-type="float" office:value="0" calcext:value-type="float">
            <text:p>0</text:p>
          </table:table-cell>
          <table:table-cell table:formula="of:=(0.636619772367581 / [.C$10]) * EXP(-[.B34] * [.B34] / (0.360673760222241 * [.C$10] * [.C$10]))" office:value-type="float" office:value="0.0222277213596488" calcext:value-type="float">
            <text:p>0.0222277213596488</text:p>
          </table:table-cell>
          <table:table-cell table:formula="of:=[.S34]-[.M34]" office:value-type="float" office:value="0" calcext:value-type="float">
            <text:p>0</text:p>
          </table:table-cell>
          <table:table-cell table:formula="of:=(0.636619772367581 / [.C$10]) * ((1 - [.C$9]) / ([.B34]/( [.C$10]/2) * [.B34]/( [.C$10]/2) + 1)  +  [.C$9] * (1 + 0.5 * [.B34]/( [.C$10]/2) * [.B34]/( [.C$10]/2)) / ( ([.B34]/( [.C$10]/2) * [.B34]/( [.C$10]/2) + 1) + [.B34]/( [.C$10]/2) * [.B34]/( [.C$10]/2) * [.B34]/( [.C$10]/2) * [.B34]/([.C$10] /2)))" office:value-type="float" office:value="0.0743958648207153" calcext:value-type="float">
            <text:p>0.0743958648207153</text:p>
          </table:table-cell>
          <table:table-cell table:formula="of:=[.U34]-[.K3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4]+0.05" office:value-type="float" office:value="1.15" calcext:value-type="float">
            <text:p>1.15</text:p>
          </table:table-cell>
          <table:table-cell table:formula="of:=[.B35]/(0.5*[.C$10])" office:value-type="float" office:value="2.3" calcext:value-type="float">
            <text:p>2.3</text:p>
          </table:table-cell>
          <table:table-cell table:formula="of:=[.C35]*[.C35]" office:value-type="float" office:value="5.29" calcext:value-type="float">
            <text:p>5.29</text:p>
          </table:table-cell>
          <table:table-cell table:formula="of:=1+[.D35]" office:value-type="float" office:value="6.29" calcext:value-type="float">
            <text:p>6.29</text:p>
          </table:table-cell>
          <table:table-cell table:formula="of:=(1-[.C$9])/[.E35]" office:value-type="float" office:value="0" calcext:value-type="float">
            <text:p>0</text:p>
          </table:table-cell>
          <table:table-cell table:formula="of:=[.C$9]*(1+0.5*[.D35])/([.E35]+[.D35]*[.D35])" office:value-type="float" office:value="0.106348525563034" calcext:value-type="float">
            <text:p>0.106348525563034</text:p>
          </table:table-cell>
          <table:table-cell table:formula="of:=([.G35]+[.F35])*(1/(PI()*0.5*[.C$10]))" office:value-type="float" office:value="0.0677035741355669" calcext:value-type="float">
            <text:p>0.0677035741355669</text:p>
          </table:table-cell>
          <table:table-cell/>
          <table:table-cell table:formula="of:=[.B35]+0" office:value-type="float" office:value="1.15" calcext:value-type="float">
            <text:p>1.15</text:p>
          </table:table-cell>
          <table:table-cell table:formula="of:=[.H35]+0" office:value-type="float" office:value="0.0677035741355669" calcext:value-type="float">
            <text:p>0.0677035741355669</text:p>
          </table:table-cell>
          <table:table-cell table:formula="of:=(1/(PI()*0.5*[.C$10]))/[.E35]" office:value-type="float" office:value="0.101211410551285" calcext:value-type="float">
            <text:p>0.101211410551285</text:p>
          </table:table-cell>
          <table:table-cell table:formula="of:=(1/(PI()*0.5*[.C$10]))*EXP(-[.D35]*LN(2))" office:value-type="float" office:value="0.0162716444480634" calcext:value-type="float">
            <text:p>0.0162716444480634</text:p>
          </table:table-cell>
          <table:table-cell table:formula="of:==([.N$9]*(1+0.5*[.$D35])/([.$E35]+[.$D35]*[.$D35])+(1-[.N$9])/[.$E35])*(1/(PI()*0.5*[.C$10]))" office:value-type="float" office:value="0.117965328759144" calcext:value-type="float">
            <text:p>0.117965328759144</text:p>
          </table:table-cell>
          <table:table-cell table:formula="of:==([.O$9]*(1+0.5*[.$D35])/([.$E35]+[.$D35]*[.$D35])+(1-[.O$9])/[.$E35])*(1/(PI()*0.5*[.C$10]))" office:value-type="float" office:value="0.0509496559277079" calcext:value-type="float">
            <text:p>0.0509496559277079</text:p>
          </table:table-cell>
          <table:table-cell/>
          <table:table-cell table:formula="of:=0.636619772367581 / ([.C$10] * (([.B35]/([.C$10]/2)) * ([.B35]/([.C$10]/2)) + 1))" office:value-type="float" office:value="0.101211410551285" calcext:value-type="float">
            <text:p>0.101211410551285</text:p>
          </table:table-cell>
          <table:table-cell table:formula="of:=[.Q35]-[.L35]" office:value-type="float" office:value="0" calcext:value-type="float">
            <text:p>0</text:p>
          </table:table-cell>
          <table:table-cell table:formula="of:=(0.636619772367581 / [.C$10]) * EXP(-[.B35] * [.B35] / (0.360673760222241 * [.C$10] * [.C$10]))" office:value-type="float" office:value="0.0162716444480634" calcext:value-type="float">
            <text:p>0.0162716444480634</text:p>
          </table:table-cell>
          <table:table-cell table:formula="of:=[.S35]-[.M35]" office:value-type="float" office:value="0" calcext:value-type="float">
            <text:p>0</text:p>
          </table:table-cell>
          <table:table-cell table:formula="of:=(0.636619772367581 / [.C$10]) * ((1 - [.C$9]) / ([.B35]/( [.C$10]/2) * [.B35]/( [.C$10]/2) + 1)  +  [.C$9] * (1 + 0.5 * [.B35]/( [.C$10]/2) * [.B35]/( [.C$10]/2)) / ( ([.B35]/( [.C$10]/2) * [.B35]/( [.C$10]/2) + 1) + [.B35]/( [.C$10]/2) * [.B35]/( [.C$10]/2) * [.B35]/( [.C$10]/2) * [.B35]/([.C$10] /2)))" office:value-type="float" office:value="0.0677035741355668" calcext:value-type="float">
            <text:p>0.0677035741355668</text:p>
          </table:table-cell>
          <table:table-cell table:formula="of:=[.U35]-[.K3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5]+0.05" office:value-type="float" office:value="1.2" calcext:value-type="float">
            <text:p>1.2</text:p>
          </table:table-cell>
          <table:table-cell table:number-columns-repeated="14"/>
          <table:table-cell table:formula="of:=0.636619772367581 / ([.C$10] * (([.B36]/([.C$10]/2)) * ([.B36]/([.C$10]/2)) + 1))" office:value-type="float" office:value="0.0941745225395829" calcext:value-type="float">
            <text:p>0.0941745225395829</text:p>
          </table:table-cell>
          <table:table-cell table:formula="of:=[.Q36]-[.L36]" office:value-type="float" office:value="0.0941745225395829" calcext:value-type="float">
            <text:p>0.0941745225395829</text:p>
          </table:table-cell>
          <table:table-cell table:number-columns-repeated="3"/>
          <table:table-cell table:formula="of:=[.U36]-[.K36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Q37]-[.L37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5:01:35.081817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mien Jeannerat</meta:initial-creator>
    <meta:creation-date>2023-11-07T15:47:11.729225721</meta:creation-date>
    <dc:date>2023-11-08T15:22:19.044763790</dc:date>
    <dc:creator>Damien Jeannerat</dc:creator>
    <meta:editing-duration>PT3H47M47S</meta:editing-duration>
    <meta:editing-cycles>12</meta:editing-cycles>
    <meta:generator>LibreOffice/7.5.3.2$MacOSX_AARCH64 LibreOffice_project/9f56dff12ba03b9acd7730a5a481eea045e468f3</meta:generator>
    <meta:document-statistic meta:table-count="1" meta:cell-count="488" meta:object-count="1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1cm" svg:stroke-color="#33cc66" draw:fill-color="#33cc6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2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323dc" draw:fill-color="#2323d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ff950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96cm" svg:height="16.067cm" xlink:href=".." xlink:type="simple" chart:class="chart:scatter" chart:style-name="ch1">
        <chart:legend chart:legend-position="end" svg:x="13.424cm" svg:y="6.73cm" style:legend-expansion="high" chart:style-name="ch2"/>
        <chart:plot-area chart:style-name="ch3" table:cell-range-address="Sheet1.J12:Sheet1.O35 Sheet1.K11:Sheet1.O11" chart:data-source-has-labels="row" svg:x="0.381cm" svg:y="0.321cm" svg:width="12.662cm" svg:height="15.425cm">
          <chart:coordinate-region svg:x="1.102cm" svg:y="0.522cm" svg:width="11.704cm" svg:height="14.5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2:Sheet1.K35" chart:label-cell-address="Sheet1.K11:Sheet1.K11" chart:class="chart:scatter">
            <chart:domain table:cell-range-address="Sheet1.J12:Sheet1.J35"/>
            <chart:data-point chart:repeated="24"/>
          </chart:series>
          <chart:series chart:style-name="ch7" chart:values-cell-range-address="Sheet1.L12:Sheet1.L35" chart:label-cell-address="Sheet1.L11:Sheet1.L11" chart:class="chart:scatter">
            <chart:data-point chart:repeated="24"/>
          </chart:series>
          <chart:series chart:style-name="ch8" chart:values-cell-range-address="Sheet1.M12:Sheet1.M35" chart:label-cell-address="Sheet1.M11:Sheet1.M11" chart:class="chart:scatter">
            <chart:data-point chart:repeated="24"/>
          </chart:series>
          <chart:series chart:style-name="ch9" chart:values-cell-range-address="Sheet1.N12:Sheet1.N35" chart:label-cell-address="Sheet1.N11:Sheet1.N11" chart:class="chart:scatter">
            <chart:data-point chart:repeated="24"/>
          </chart:series>
          <chart:series chart:style-name="ch10" chart:values-cell-range-address="Sheet1.O12:Sheet1.O35" chart:label-cell-address="Sheet1.O11:Sheet1.O11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K = 0.75</text:p>
                <draw:g>
                  <svg:desc>Sheet1.K11:Sheet1.K11</svg:desc>
                </draw:g>
              </table:table-cell>
              <table:table-cell office:value-type="string">
                <text:p>K = 0 (pure Lorentzian)</text:p>
                <draw:g>
                  <svg:desc>Sheet1.L11:Sheet1.L11</svg:desc>
                </draw:g>
              </table:table-cell>
              <table:table-cell office:value-type="string">
                <text:p>True Gaussian</text:p>
                <draw:g>
                  <svg:desc>Sheet1.M11:Sheet1.M11</svg:desc>
                </draw:g>
              </table:table-cell>
              <table:table-cell office:value-type="string">
                <text:p>K = -0.5</text:p>
                <draw:g>
                  <svg:desc>Sheet1.N11:Sheet1.N11</svg:desc>
                </draw:g>
              </table:table-cell>
              <table:table-cell office:value-type="string">
                <text:p>K = 1.5</text:p>
                <draw:g>
                  <svg:desc>Sheet1.O11:Sheet1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2:Sheet1.J35</svg:desc>
                </draw:g>
              </table:table-cell>
              <table:table-cell office:value-type="float" office:value="0.636619772367581">
                <text:p>0.636619772367581</text:p>
                <draw:g>
                  <svg:desc>Sheet1.K12:Sheet1.K35</svg:desc>
                </draw:g>
              </table:table-cell>
              <table:table-cell office:value-type="float" office:value="0.636619772367581">
                <text:p>0.636619772367581</text:p>
                <draw:g>
                  <svg:desc>Sheet1.L12:Sheet1.L35</svg:desc>
                </draw:g>
              </table:table-cell>
              <table:table-cell office:value-type="float" office:value="0.636619772367581">
                <text:p>0.636619772367581</text:p>
                <draw:g>
                  <svg:desc>Sheet1.M12:Sheet1.M35</svg:desc>
                </draw:g>
              </table:table-cell>
              <table:table-cell office:value-type="float" office:value="0.636619772367581">
                <text:p>0.636619772367581</text:p>
                <draw:g>
                  <svg:desc>Sheet1.N12:Sheet1.N35</svg:desc>
                </draw:g>
              </table:table-cell>
              <table:table-cell office:value-type="float" office:value="0.636619772367581">
                <text:p>0.636619772367581</text:p>
                <draw:g>
                  <svg:desc>Sheet1.O12:Sheet1.O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633405475922601">
                <text:p>0.633405475922601</text:p>
              </table:table-cell>
              <table:table-cell office:value-type="float" office:value="0.630316606304536">
                <text:p>0.630316606304536</text:p>
              </table:table-cell>
              <table:table-cell office:value-type="float" office:value="0.632222318385079">
                <text:p>0.632222318385079</text:p>
              </table:table-cell>
              <table:table-cell office:value-type="float" office:value="0.628772171495504">
                <text:p>0.628772171495504</text:p>
              </table:table-cell>
              <table:table-cell office:value-type="float" office:value="0.634949910731633">
                <text:p>0.634949910731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623417979853046">
                <text:p>0.623417979853046</text:p>
              </table:table-cell>
              <table:table-cell office:value-type="float" office:value="0.61213439650729">
                <text:p>0.61213439650729</text:p>
              </table:table-cell>
              <table:table-cell office:value-type="float" office:value="0.619211371213811">
                <text:p>0.619211371213811</text:p>
              </table:table-cell>
              <table:table-cell office:value-type="float" office:value="0.606492604834412">
                <text:p>0.606492604834412</text:p>
              </table:table-cell>
              <table:table-cell office:value-type="float" office:value="0.629059771525925">
                <text:p>0.629059771525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605835226413007">
                <text:p>0.605835226413007</text:p>
              </table:table-cell>
              <table:table-cell office:value-type="float" office:value="0.584054837034478">
                <text:p>0.584054837034478</text:p>
              </table:table-cell>
              <table:table-cell office:value-type="float" office:value="0.598118758738788">
                <text:p>0.598118758738788</text:p>
              </table:table-cell>
              <table:table-cell office:value-type="float" office:value="0.573164642345214">
                <text:p>0.573164642345214</text:p>
              </table:table-cell>
              <table:table-cell office:value-type="float" office:value="0.616725421102271">
                <text:p>0.616725421102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579916796691117">
                <text:p>0.579916796691117</text:p>
              </table:table-cell>
              <table:table-cell office:value-type="float" office:value="0.548810148592743">
                <text:p>0.548810148592743</text:p>
              </table:table-cell>
              <table:table-cell office:value-type="float" office:value="0.569790656917444">
                <text:p>0.569790656917444</text:p>
              </table:table-cell>
              <table:table-cell office:value-type="float" office:value="0.533256824543556">
                <text:p>0.533256824543556</text:p>
              </table:table-cell>
              <table:table-cell office:value-type="float" office:value="0.595470120740304">
                <text:p>0.59547012074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45674090600784">
                <text:p>0.545674090600784</text:p>
              </table:table-cell>
              <table:table-cell office:value-type="float" office:value="0.509295817894065">
                <text:p>0.509295817894065</text:p>
              </table:table-cell>
              <table:table-cell office:value-type="float" office:value="0.535331284463535">
                <text:p>0.535331284463535</text:p>
              </table:table-cell>
              <table:table-cell office:value-type="float" office:value="0.491106681540706">
                <text:p>0.491106681540706</text:p>
              </table:table-cell>
              <table:table-cell office:value-type="float" office:value="0.563863226954144">
                <text:p>0.563863226954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50430406242867">
                <text:p>0.50430406242867</text:p>
              </table:table-cell>
              <table:table-cell office:value-type="float" office:value="0.468102773799692">
                <text:p>0.468102773799692</text:p>
              </table:table-cell>
              <table:table-cell office:value-type="float" office:value="0.49603157734035">
                <text:p>0.49603157734035</text:p>
              </table:table-cell>
              <table:table-cell office:value-type="float" office:value="0.450002129485204">
                <text:p>0.450002129485204</text:p>
              </table:table-cell>
              <table:table-cell office:value-type="float" office:value="0.522404706743158">
                <text:p>0.522404706743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458118962255152">
                <text:p>0.458118962255152</text:p>
              </table:table-cell>
              <table:table-cell office:value-type="float" office:value="0.427261592193008">
                <text:p>0.427261592193008</text:p>
              </table:table-cell>
              <table:table-cell office:value-type="float" office:value="0.453289255680509">
                <text:p>0.453289255680509</text:p>
              </table:table-cell>
              <table:table-cell office:value-type="float" office:value="0.411832907161935">
                <text:p>0.411832907161935</text:p>
              </table:table-cell>
              <table:table-cell office:value-type="float" office:value="0.473547647286224">
                <text:p>0.473547647286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410001024358513">
                <text:p>0.410001024358513</text:p>
              </table:table-cell>
              <table:table-cell office:value-type="float" office:value="0.388182788029013">
                <text:p>0.388182788029013</text:p>
              </table:table-cell>
              <table:table-cell office:value-type="float" office:value="0.408527151378578">
                <text:p>0.408527151378578</text:p>
              </table:table-cell>
              <table:table-cell office:value-type="float" office:value="0.377273669864263">
                <text:p>0.377273669864263</text:p>
              </table:table-cell>
              <table:table-cell office:value-type="float" office:value="0.420910142523262">
                <text:p>0.420910142523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362698503781863">
                <text:p>0.362698503781863</text:p>
              </table:table-cell>
              <table:table-cell office:value-type="float" office:value="0.35172363114231">
                <text:p>0.35172363114231</text:p>
              </table:table-cell>
              <table:table-cell office:value-type="float" office:value="0.363116368560676">
                <text:p>0.363116368560676</text:p>
              </table:table-cell>
              <table:table-cell office:value-type="float" office:value="0.346236194822534">
                <text:p>0.346236194822534</text:p>
              </table:table-cell>
              <table:table-cell office:value-type="float" office:value="0.368185940101639">
                <text:p>0.368185940101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318309886183791">
                <text:p>0.318309886183791</text:p>
              </table:table-cell>
              <table:table-cell office:value-type="float" office:value="0.318309886183791">
                <text:p>0.318309886183791</text:p>
              </table:table-cell>
              <table:table-cell office:value-type="float" office:value="0.318309886183791">
                <text:p>0.318309886183791</text:p>
              </table:table-cell>
              <table:table-cell office:value-type="float" office:value="0.318309886183791">
                <text:p>0.31830988618379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278102048025358">
                <text:p>0.278102048025358</text:p>
              </table:table-cell>
              <table:table-cell office:value-type="float" office:value="0.288063245415195">
                <text:p>0.288063245415195</text:p>
              </table:table-cell>
              <table:table-cell office:value-type="float" office:value="0.275190747699256">
                <text:p>0.275190747699256</text:p>
              </table:table-cell>
              <table:table-cell office:value-type="float" office:value="0.293043844110114">
                <text:p>0.293043844110114</text:p>
              </table:table-cell>
              <table:table-cell office:value-type="float" office:value="0.27312144933044">
                <text:p>0.27312144933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242597041933765">
                <text:p>0.242597041933765</text:p>
              </table:table-cell>
              <table:table-cell office:value-type="float" office:value="0.260909742773599">
                <text:p>0.260909742773599</text:p>
              </table:table-cell>
              <table:table-cell office:value-type="float" office:value="0.234637233380098">
                <text:p>0.234637233380098</text:p>
              </table:table-cell>
              <table:table-cell office:value-type="float" office:value="0.270066093193516">
                <text:p>0.270066093193516</text:p>
              </table:table-cell>
              <table:table-cell office:value-type="float" office:value="0.233440691513847">
                <text:p>0.233440691513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211781879161607">
                <text:p>0.211781879161607</text:p>
              </table:table-cell>
              <table:table-cell office:value-type="float" office:value="0.236661625415458">
                <text:p>0.236661625415458</text:p>
              </table:table-cell>
              <table:table-cell office:value-type="float" office:value="0.197305608434374">
                <text:p>0.197305608434374</text:p>
              </table:table-cell>
              <table:table-cell office:value-type="float" office:value="0.249101498542383">
                <text:p>0.249101498542383</text:p>
              </table:table-cell>
              <table:table-cell office:value-type="float" office:value="0.199342006034681">
                <text:p>0.199342006034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185325092520556">
                <text:p>0.185325092520556</text:p>
              </table:table-cell>
              <table:table-cell office:value-type="float" office:value="0.21507424742148">
                <text:p>0.21507424742148</text:p>
              </table:table-cell>
              <table:table-cell office:value-type="float" office:value="0.163629397573437">
                <text:p>0.163629397573437</text:p>
              </table:table-cell>
              <table:table-cell office:value-type="float" office:value="0.229948824871942">
                <text:p>0.229948824871942</text:p>
              </table:table-cell>
              <table:table-cell office:value-type="float" office:value="0.170450515070093">
                <text:p>0.170450515070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162744904214269">
                <text:p>0.162744904214269</text:p>
              </table:table-cell>
              <table:table-cell office:value-type="float" office:value="0.195883006882333">
                <text:p>0.195883006882333</text:p>
              </table:table-cell>
              <table:table-cell office:value-type="float" office:value="0.133832821115884">
                <text:p>0.133832821115884</text:p>
              </table:table-cell>
              <table:table-cell office:value-type="float" office:value="0.212452058216365">
                <text:p>0.212452058216365</text:p>
              </table:table-cell>
              <table:table-cell office:value-type="float" office:value="0.146175852880237">
                <text:p>0.146175852880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143518933020693">
                <text:p>0.143518933020693</text:p>
              </table:table-cell>
              <table:table-cell office:value-type="float" office:value="0.178825778754939">
                <text:p>0.178825778754939</text:p>
              </table:table-cell>
              <table:table-cell office:value-type="float" office:value="0.107955142266577">
                <text:p>0.107955142266577</text:p>
              </table:table-cell>
              <table:table-cell office:value-type="float" office:value="0.196479201622061">
                <text:p>0.196479201622061</text:p>
              </table:table-cell>
              <table:table-cell office:value-type="float" office:value="0.125865510153571">
                <text:p>0.125865510153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27146105932702">
                <text:p>0.127146105932702</text:p>
              </table:table-cell>
              <table:table-cell office:value-type="float" office:value="0.163655468474957">
                <text:p>0.163655468474957</text:p>
              </table:table-cell>
              <table:table-cell office:value-type="float" office:value="0.0858822542820143">
                <text:p>0.0858822542820143</text:p>
              </table:table-cell>
              <table:table-cell office:value-type="float" office:value="0.181910149746084">
                <text:p>0.181910149746084</text:p>
              </table:table-cell>
              <table:table-cell office:value-type="float" office:value="0.108891424661575">
                <text:p>0.108891424661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13176080474641">
                <text:p>0.113176080474641</text:p>
              </table:table-cell>
              <table:table-cell office:value-type="float" office:value="0.150146172728203">
                <text:p>0.150146172728203</text:p>
              </table:table-cell>
              <table:table-cell office:value-type="float" office:value="0.0673818510011935">
                <text:p>0.0673818510011935</text:p>
              </table:table-cell>
              <table:table-cell office:value-type="float" office:value="0.168631218854984">
                <text:p>0.168631218854984</text:p>
              </table:table-cell>
              <table:table-cell office:value-type="float" office:value="0.0946910343478593">
                <text:p>0.0946910343478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01219155400495">
                <text:p>0.101219155400495</text:p>
              </table:table-cell>
              <table:table-cell office:value-type="float" office:value="0.138095395307501">
                <text:p>0.138095395307501</text:p>
              </table:table-cell>
              <table:table-cell office:value-type="float" office:value="0.0521388969047681">
                <text:p>0.0521388969047681</text:p>
              </table:table-cell>
              <table:table-cell office:value-type="float" office:value="0.156533515261005">
                <text:p>0.156533515261005</text:p>
              </table:table-cell>
              <table:table-cell office:value-type="float" office:value="0.0827810354469911">
                <text:p>0.08278103544699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909456817667973">
                <text:p>0.0909456817667973</text:p>
              </table:table-cell>
              <table:table-cell office:value-type="float" office:value="0.127323954473516">
                <text:p>0.127323954473516</text:p>
              </table:table-cell>
              <table:table-cell office:value-type="float" office:value="0.0397887357729738">
                <text:p>0.0397887357729738</text:p>
              </table:table-cell>
              <table:table-cell office:value-type="float" office:value="0.145513090826876">
                <text:p>0.145513090826876</text:p>
              </table:table-cell>
              <table:table-cell office:value-type="float" office:value="0.0727565454134379">
                <text:p>0.0727565454134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820805439851838">
                <text:p>0.0820805439851838</text:p>
              </table:table-cell>
              <table:table-cell office:value-type="float" office:value="0.117674634448721">
                <text:p>0.117674634448721</text:p>
              </table:table-cell>
              <table:table-cell office:value-type="float" office:value="0.0299459325529336">
                <text:p>0.0299459325529336</text:p>
              </table:table-cell>
              <table:table-cell office:value-type="float" office:value="0.13547167968049">
                <text:p>0.13547167968049</text:p>
              </table:table-cell>
              <table:table-cell office:value-type="float" office:value="0.0642834987534151">
                <text:p>0.0642834987534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743958648207154">
                <text:p>0.0743958648207154</text:p>
              </table:table-cell>
              <table:table-cell office:value-type="float" office:value="0.109010234994449">
                <text:p>0.109010234994449</text:p>
              </table:table-cell>
              <table:table-cell office:value-type="float" office:value="0.0222277213596488">
                <text:p>0.0222277213596488</text:p>
              </table:table-cell>
              <table:table-cell office:value-type="float" office:value="0.126317420081316">
                <text:p>0.126317420081316</text:p>
              </table:table-cell>
              <table:table-cell office:value-type="float" office:value="0.0570886797338486">
                <text:p>0.0570886797338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677035741355669">
                <text:p>0.0677035741355669</text:p>
              </table:table-cell>
              <table:table-cell office:value-type="float" office:value="0.101211410551285">
                <text:p>0.101211410551285</text:p>
              </table:table-cell>
              <table:table-cell office:value-type="float" office:value="0.0162716444480634">
                <text:p>0.0162716444480634</text:p>
              </table:table-cell>
              <table:table-cell office:value-type="float" office:value="0.117965328759144">
                <text:p>0.117965328759144</text:p>
              </table:table-cell>
              <table:table-cell office:value-type="float" office:value="0.0509496559277079">
                <text:p>0.0509496559277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AARCH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Fine_20_Dashed" draw:display-name="Fine Dashed" draw:style="rect" draw:dots1="1" draw:dots1-length="197%" draw:distance="197%"/>
  </office:styles>
</office:document-styles>
</file>